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73c476" draw:stroke-linejoin="round" svg:stroke-linecap="butt" draw:fill="solid" draw:fill-color="#73c476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fd8c3b" draw:stroke-linejoin="round" svg:stroke-linecap="butt" draw:fill="solid" draw:fill-color="#fd8c3b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b694a" draw:stroke-linejoin="round" svg:stroke-linecap="butt" draw:fill="solid" draw:fill-color="#fb694a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b694a"/>
    </style:style>
    <style:style style:name="gr6" style:family="graphic" style:parent-style-name="standard">
      <style:graphic-properties draw:stroke="solid" svg:stroke-width="0.035cm" svg:stroke-color="#fb694a" draw:stroke-linejoin="round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fd8c3b" svg:stroke-opacity="50%" draw:stroke-linejoin="miter" svg:stroke-linecap="butt" draw:fill="solid" draw:fill-color="#fd8c3b" draw:opacity="50%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fb694a" svg:stroke-opacity="50%" draw:stroke-linejoin="miter" svg:stroke-linecap="butt" draw:fill="solid" draw:fill-color="#fb694a" draw:opacity="50%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73c476" svg:stroke-opacity="50%" draw:stroke-linejoin="miter" svg:stroke-linecap="butt" draw:fill="solid" draw:fill-color="#73c476" draw:opacity="50%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solid" svg:stroke-width="0.035cm" svg:stroke-color="#000000" draw:stroke-linejoin="round" svg:stroke-linecap="butt" draw:fill="solid" draw:fill-color="#000000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solid" draw:fill-color="#fd8c3b"/>
    </style:style>
    <style:style style:name="gr14" style:family="graphic" style:parent-style-name="standard">
      <style:graphic-properties draw:stroke="solid" svg:stroke-width="0.035cm" svg:stroke-color="#fd8c3b" draw:stroke-linejoin="round" svg:stroke-linecap="butt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solid" draw:fill-color="#73c476" draw:opacity="50%"/>
    </style:style>
    <style:style style:name="gr16" style:family="graphic" style:parent-style-name="standard">
      <style:graphic-properties draw:stroke="solid" svg:stroke-width="0.035cm" svg:stroke-color="#73c476" svg:stroke-opacity="50%" draw:stroke-linejoin="miter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-color="#73c476" draw:opacity="50%" draw:textarea-horizontal-align="center" draw:textarea-vertical-align="middle"/>
    </style:style>
    <style:style style:name="gr18" style:family="graphic" style:parent-style-name="standard">
      <style:graphic-properties draw:stroke="none" draw:fill-color="#fd8c3b" draw:opacity="50%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3c476"/>
    </style:style>
    <style:style style:name="P3" style:family="paragraph">
      <loext:graphic-properties draw:fill="solid" draw:fill-color="#fd8c3b"/>
    </style:style>
    <style:style style:name="P4" style:family="paragraph">
      <loext:graphic-properties draw:fill="solid" draw:fill-color="#fb694a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d8c3b" draw:opacity="50%"/>
    </style:style>
    <style:style style:name="P7" style:family="paragraph">
      <loext:graphic-properties draw:fill="solid" draw:fill-color="#fb694a" draw:opacity="50%"/>
    </style:style>
    <style:style style:name="P8" style:family="paragraph">
      <loext:graphic-properties draw:fill="solid" draw:fill-color="#73c476" draw:opacity="50%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73c476" draw:opacity="50%"/>
      <style:paragraph-properties fo:text-align="center"/>
    </style:style>
    <style:style style:name="P11" style:family="paragraph">
      <loext:graphic-properties draw:fill-color="#fd8c3b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3.59cm" svg:height="16.719cm" svg:x="0cm" svg:y="0cm" svg:viewBox="0 0 53591 16720" draw:points="0,16720 53591,16720 53591,0 0,0">
          <text:p/>
        </draw:polygon>
        <draw:polygon draw:style-name="gr1" draw:text-style-name="P1" draw:layer="layout" svg:width="6.426cm" svg:height="13.69cm" svg:x="0.996cm" svg:y="2.032cm" svg:viewBox="0 0 6427 13691" draw:points="0,13691 6427,13691 6427,0 0,0">
          <text:p/>
        </draw:polygon>
        <draw:path draw:style-name="gr2" draw:text-style-name="P2" draw:layer="layout" svg:width="0.558cm" svg:height="0.558cm" svg:x="6.314cm" svg:y="5.435cm" svg:viewBox="0 0 559 559" svg:d="M280 559c74 0 145-30 197-82 53-52 82-124 82-198s-29-145-82-197c-52-53-123-82-197-82s-145 29-198 82c-52 52-82 123-82 197s30 146 82 198c53 52 124 82 198 82z">
          <text:p/>
        </draw:path>
        <draw:path draw:style-name="gr2" draw:text-style-name="P2" draw:layer="layout" svg:width="0.558cm" svg:height="0.558cm" svg:x="2.816cm" svg:y="4.124cm" svg:viewBox="0 0 559 559" svg:d="M280 559c74 0 145-29 197-82 53-52 82-123 82-197s-29-145-82-197c-52-53-123-83-197-83-75 0-146 30-198 83-52 52-82 123-82 197s30 145 82 197c52 53 123 82 198 82z">
          <text:p/>
        </draw:path>
        <draw:path draw:style-name="gr2" draw:text-style-name="P2" draw:layer="layout" svg:width="0.558cm" svg:height="0.558cm" svg:x="1.519cm" svg:y="5.424cm" svg:viewBox="0 0 559 559" svg:d="M279 559c74 0 145-29 198-81 53-54 82-125 82-199s-29-145-82-197-124-82-198-82-145 30-197 82-82 123-82 197 30 145 82 199c52 52 123 81 197 81z">
          <text:p/>
        </draw:path>
        <draw:path draw:style-name="gr2" draw:text-style-name="P2" draw:layer="layout" svg:width="0.558cm" svg:height="0.558cm" svg:x="3.436cm" svg:y="4.104cm" svg:viewBox="0 0 559 559" svg:d="M280 559c74 0 145-29 197-82 52-52 82-123 82-197s-30-145-82-197c-52-53-123-83-197-83s-146 30-198 83c-53 52-82 123-82 197s29 145 82 197c52 53 124 82 198 82z">
          <text:p/>
        </draw:path>
        <draw:path draw:style-name="gr2" draw:text-style-name="P2" draw:layer="layout" svg:width="0.558cm" svg:height="0.558cm" svg:x="4.659cm" svg:y="3.998cm" svg:viewBox="0 0 559 559" svg:d="M280 559c74 0 145-30 197-82 53-52 82-123 82-197s-29-146-82-198c-52-53-123-82-197-82s-145 29-197 82c-53 52-83 124-83 198s30 145 83 197c52 52 123 82 197 82z">
          <text:p/>
        </draw:path>
        <draw:path draw:style-name="gr2" draw:text-style-name="P2" draw:layer="layout" svg:width="0.558cm" svg:height="0.557cm" svg:x="2.943cm" svg:y="4.999cm" svg:viewBox="0 0 559 558" svg:d="M280 558c74 0 145-29 197-81 53-53 82-124 82-199 0-74-29-144-82-197-52-52-123-81-197-81s-145 29-198 81c-52 53-82 123-82 197 0 75 30 146 82 199 53 52 124 81 198 81z">
          <text:p/>
        </draw:path>
        <draw:path draw:style-name="gr2" draw:text-style-name="P2" draw:layer="layout" svg:width="0.557cm" svg:height="0.558cm" svg:x="6.608cm" svg:y="5.732cm" svg:viewBox="0 0 558 559" svg:d="M279 559c74 0 145-30 198-82 52-52 81-123 81-197s-29-145-81-198c-53-53-124-82-198-82s-145 29-198 82c-52 53-81 124-81 198s29 145 81 197c53 52 124 82 198 82z">
          <text:p/>
        </draw:path>
        <draw:path draw:style-name="gr2" draw:text-style-name="P2" draw:layer="layout" svg:width="0.558cm" svg:height="0.558cm" svg:x="6.068cm" svg:y="3.926cm" svg:viewBox="0 0 559 559" svg:d="M279 559c75 0 146-29 198-82 52-52 82-123 82-197 0-75-30-146-82-198s-123-82-198-82c-74 0-145 30-197 82-53 52-82 123-82 198 0 74 29 145 82 197 52 53 123 82 197 82z">
          <text:p/>
        </draw:path>
        <draw:path draw:style-name="gr2" draw:text-style-name="P2" draw:layer="layout" svg:width="0.558cm" svg:height="0.558cm" svg:x="2.44cm" svg:y="4.629cm" svg:viewBox="0 0 559 559" svg:d="M280 559c74 0 145-29 197-82 53-52 82-123 82-197s-29-145-82-198c-52-52-123-82-197-82s-145 30-197 82c-53 53-83 124-83 198s30 145 83 197c52 53 123 82 197 82z">
          <text:p/>
        </draw:path>
        <draw:path draw:style-name="gr2" draw:text-style-name="P2" draw:layer="layout" svg:width="0.558cm" svg:height="0.558cm" svg:x="3.042cm" svg:y="4.208cm" svg:viewBox="0 0 559 559" svg:d="M280 559c74 0 145-30 197-83 53-52 82-123 82-197s-29-145-82-197c-52-53-123-82-197-82s-145 29-197 82c-52 52-83 123-83 197s31 145 83 197c52 53 123 83 197 83z">
          <text:p/>
        </draw:path>
        <draw:path draw:style-name="gr2" draw:text-style-name="P2" draw:layer="layout" svg:width="0.558cm" svg:height="0.558cm" svg:x="5.297cm" svg:y="4.111cm" svg:viewBox="0 0 559 559" svg:d="M279 559c74 0 145-30 197-82 53-52 83-123 83-197s-30-145-83-198c-52-53-123-82-197-82s-145 29-197 82-82 124-82 198 30 145 82 197 123 82 197 82z">
          <text:p/>
        </draw:path>
        <draw:path draw:style-name="gr2" draw:text-style-name="P2" draw:layer="layout" svg:width="0.558cm" svg:height="0.557cm" svg:x="3.515cm" svg:y="4.277cm" svg:viewBox="0 0 559 558" svg:d="M280 558c74 0 145-29 197-81 53-54 82-124 82-198s-29-145-82-198c-52-52-123-81-197-81s-145 29-198 81c-52 53-82 124-82 198s30 144 82 198c53 52 124 81 198 81z">
          <text:p/>
        </draw:path>
        <draw:path draw:style-name="gr2" draw:text-style-name="P2" draw:layer="layout" svg:width="0.558cm" svg:height="0.558cm" svg:x="5.298cm" svg:y="3.501cm" svg:viewBox="0 0 559 559" svg:d="M279 559c74 0 145-29 197-81 52-53 83-124 83-198s-31-145-83-198c-52-52-123-82-197-82s-145 30-197 82c-53 53-82 124-82 198s29 145 82 198c52 52 123 81 197 81z">
          <text:p/>
        </draw:path>
        <draw:path draw:style-name="gr2" draw:text-style-name="P2" draw:layer="layout" svg:width="0.558cm" svg:height="0.558cm" svg:x="3.03cm" svg:y="3.725cm" svg:viewBox="0 0 559 559" svg:d="M280 559c74 0 145-29 197-82 53-53 82-124 82-198s-29-145-82-197c-52-52-123-82-197-82s-145 30-197 82c-53 52-83 123-83 197s30 145 83 198c52 53 123 82 197 82z">
          <text:p/>
        </draw:path>
        <draw:path draw:style-name="gr2" draw:text-style-name="P2" draw:layer="layout" svg:width="0.558cm" svg:height="0.558cm" svg:x="5.544cm" svg:y="3.942cm" svg:viewBox="0 0 559 559" svg:d="M279 559c75 0 146-29 198-82 52-52 82-123 82-197 0-75-30-146-82-198s-123-82-198-82c-74 0-145 30-197 82-53 52-82 123-82 198 0 74 29 145 82 197 52 53 123 82 197 82z">
          <text:p/>
        </draw:path>
        <draw:path draw:style-name="gr2" draw:text-style-name="P2" draw:layer="layout" svg:width="0.557cm" svg:height="0.558cm" svg:x="3.897cm" svg:y="3.839cm" svg:viewBox="0 0 558 559" svg:d="M278 559c75 0 146-30 199-82 52-52 81-123 81-198 0-74-29-145-81-197-53-53-124-82-199-82-73 0-144 29-197 82-52 52-81 123-81 197 0 75 29 146 81 198 53 52 124 82 197 82z">
          <text:p/>
        </draw:path>
        <draw:path draw:style-name="gr2" draw:text-style-name="P2" draw:layer="layout" svg:width="0.557cm" svg:height="0.558cm" svg:x="4.223cm" svg:y="2.893cm" svg:viewBox="0 0 558 559" svg:d="M279 559c74 0 144-29 197-81 53-53 82-124 82-198s-29-146-82-198-123-82-197-82-145 30-198 82c-52 52-81 124-81 198s29 145 81 198c53 52 124 81 198 81z">
          <text:p/>
        </draw:path>
        <draw:path draw:style-name="gr2" draw:text-style-name="P2" draw:layer="layout" svg:width="0.558cm" svg:height="0.558cm" svg:x="5.257cm" svg:y="2.987cm" svg:viewBox="0 0 559 559" svg:d="M280 559c74 0 145-30 197-82 53-52 82-123 82-197s-29-145-82-197c-52-54-123-83-197-83s-145 29-197 83c-54 52-83 123-83 197s29 145 83 197c52 52 123 82 197 82z">
          <text:p/>
        </draw:path>
        <draw:path draw:style-name="gr2" draw:text-style-name="P2" draw:layer="layout" svg:width="0.557cm" svg:height="0.558cm" svg:x="2.907cm" svg:y="4.027cm" svg:viewBox="0 0 558 559" svg:d="M279 559c74 0 145-30 198-82 52-52 81-123 81-197s-29-146-81-198c-53-53-124-82-198-82-73 0-145 29-198 82-52 52-81 124-81 198s29 145 81 197c53 52 125 82 198 82z">
          <text:p/>
        </draw:path>
        <draw:path draw:style-name="gr3" draw:text-style-name="P3" draw:layer="layout" svg:width="0.557cm" svg:height="0.558cm" svg:x="2.664cm" svg:y="7.866cm" svg:viewBox="0 0 558 559" svg:d="M279 559c73 0 145-30 198-82 52-52 81-123 81-197 0-75-29-146-81-198-53-53-125-82-198-82-74 0-145 29-198 82-52 52-81 123-81 198 0 74 29 145 81 197 53 52 124 82 198 82z">
          <text:p/>
        </draw:path>
        <draw:path draw:style-name="gr3" draw:text-style-name="P3" draw:layer="layout" svg:width="0.558cm" svg:height="0.558cm" svg:x="2.861cm" svg:y="7.411cm" svg:viewBox="0 0 559 559" svg:d="M280 559c74 0 145-30 197-82 53-52 82-123 82-197s-29-145-82-198c-52-53-123-82-197-82s-146 29-198 82-82 124-82 198 30 145 82 197 124 82 198 82z">
          <text:p/>
        </draw:path>
        <draw:path draw:style-name="gr3" draw:text-style-name="P3" draw:layer="layout" svg:width="0.558cm" svg:height="0.558cm" svg:x="2.837cm" svg:y="8.482cm" svg:viewBox="0 0 559 559" svg:d="M280 559c74 0 145-30 197-82s82-123 82-197-30-146-82-198c-52-53-123-82-197-82-75 0-146 29-198 82-53 52-82 124-82 198s29 145 82 197c52 52 123 82 198 82z">
          <text:p/>
        </draw:path>
        <draw:path draw:style-name="gr3" draw:text-style-name="P3" draw:layer="layout" svg:width="0.558cm" svg:height="0.558cm" svg:x="5.292cm" svg:y="7.305cm" svg:viewBox="0 0 559 559" svg:d="M279 559c74 0 145-30 197-82s83-123 83-197c0-75-31-146-83-198-52-53-123-82-197-82s-145 29-198 82c-52 52-81 123-81 198 0 74 29 145 81 197 53 52 124 82 198 82z">
          <text:p/>
        </draw:path>
        <draw:path draw:style-name="gr3" draw:text-style-name="P3" draw:layer="layout" svg:width="0.558cm" svg:height="0.558cm" svg:x="3.915cm" svg:y="6.745cm" svg:viewBox="0 0 559 559" svg:d="M280 559c74 0 145-30 197-82s82-123 82-197c0-75-30-146-82-198-52-53-123-82-197-82-75 0-146 29-198 82-53 52-82 123-82 198 0 74 29 145 82 197 52 52 123 82 198 82z">
          <text:p/>
        </draw:path>
        <draw:path draw:style-name="gr3" draw:text-style-name="P3" draw:layer="layout" svg:width="0.558cm" svg:height="0.558cm" svg:x="4.752cm" svg:y="8.037cm" svg:viewBox="0 0 559 559" svg:d="M279 559c74 0 145-29 197-82 52-52 83-123 83-197s-31-145-83-197c-52-53-123-83-197-83s-145 30-198 83c-52 52-81 123-81 197s29 145 81 197c53 53 124 82 198 82z">
          <text:p/>
        </draw:path>
        <draw:polygon draw:style-name="gr4" draw:text-style-name="P4" draw:layer="layout" svg:width="0.557cm" svg:height="0.558cm" svg:x="2.7cm" svg:y="11.543cm" svg:viewBox="0 0 558 559" draw:points="279,0 0,559 558,559">
          <text:p/>
        </draw:polygon>
        <draw:polygon draw:style-name="gr5" draw:text-style-name="P4" draw:layer="layout" svg:width="0.558cm" svg:height="0.558cm" svg:x="2.166cm" svg:y="10.283cm" svg:viewBox="0 0 559 559" draw:points="279,0 0,559 559,559">
          <text:p/>
        </draw:polygon>
        <draw:polygon draw:style-name="gr6" draw:text-style-name="P5" draw:layer="layout" svg:width="0.558cm" svg:height="0.558cm" svg:x="2.166cm" svg:y="10.283cm" svg:viewBox="0 0 559 559" draw:points="279,0 0,559 559,559">
          <text:p/>
        </draw:polygon>
        <draw:polygon draw:style-name="gr4" draw:text-style-name="P4" draw:layer="layout" svg:width="0.558cm" svg:height="0.558cm" svg:x="3.82cm" svg:y="13.503cm" svg:viewBox="0 0 559 559" draw:points="279,0 0,559 559,559">
          <text:p/>
        </draw:polygon>
        <draw:polygon draw:style-name="gr4" draw:text-style-name="P4" draw:layer="layout" svg:width="0.558cm" svg:height="0.557cm" svg:x="6.315cm" svg:y="11.685cm" svg:viewBox="0 0 559 558" draw:points="280,0 0,558 559,558">
          <text:p/>
        </draw:polygon>
        <draw:polygon draw:style-name="gr4" draw:text-style-name="P4" draw:layer="layout" svg:width="0.557cm" svg:height="0.558cm" svg:x="4.715cm" svg:y="13.761cm" svg:viewBox="0 0 558 559" draw:points="280,0 0,559 558,559">
          <text:p/>
        </draw:polygon>
        <draw:polygon draw:style-name="gr4" draw:text-style-name="P4" draw:layer="layout" svg:width="0.558cm" svg:height="0.558cm" svg:x="3.998cm" svg:y="13.384cm" svg:viewBox="0 0 559 559" draw:points="280,0 0,559 559,559">
          <text:p/>
        </draw:polygon>
        <draw:polygon draw:style-name="gr4" draw:text-style-name="P4" draw:layer="layout" svg:width="0.558cm" svg:height="0.558cm" svg:x="3.975cm" svg:y="9.663cm" svg:viewBox="0 0 559 559" draw:points="280,0 0,559 559,559">
          <text:p/>
        </draw:polygon>
        <draw:polygon draw:style-name="gr4" draw:text-style-name="P4" draw:layer="layout" svg:width="0.558cm" svg:height="0.558cm" svg:x="1.796cm" svg:y="11.697cm" svg:viewBox="0 0 559 559" draw:points="280,0 0,559 559,559">
          <text:p/>
        </draw:polygon>
        <draw:polygon draw:style-name="gr4" draw:text-style-name="P4" draw:layer="layout" svg:width="0.557cm" svg:height="0.558cm" svg:x="2.156cm" svg:y="10.566cm" svg:viewBox="0 0 558 559" draw:points="279,0 0,559 558,559">
          <text:p/>
        </draw:polygon>
        <draw:polygon draw:style-name="gr4" draw:text-style-name="P4" draw:layer="layout" svg:width="0.558cm" svg:height="0.557cm" svg:x="3.599cm" svg:y="11.582cm" svg:viewBox="0 0 559 558" draw:points="280,0 0,558 559,558">
          <text:p/>
        </draw:polygon>
        <draw:polygon draw:style-name="gr4" draw:text-style-name="P4" draw:layer="layout" svg:width="0.558cm" svg:height="0.558cm" svg:x="1.777cm" svg:y="12.376cm" svg:viewBox="0 0 559 559" draw:points="280,0 0,559 559,559">
          <text:p/>
        </draw:polygon>
        <draw:polygon draw:style-name="gr4" draw:text-style-name="P4" draw:layer="layout" svg:width="0.558cm" svg:height="0.557cm" svg:x="3.053cm" svg:y="12.709cm" svg:viewBox="0 0 559 558" draw:points="280,0 0,558 559,558">
          <text:p/>
        </draw:polygon>
        <draw:polygon draw:style-name="gr4" draw:text-style-name="P4" draw:layer="layout" svg:width="0.557cm" svg:height="0.558cm" svg:x="3.553cm" svg:y="10.081cm" svg:viewBox="0 0 558 559" draw:points="279,0 0,559 558,559">
          <text:p/>
        </draw:polygon>
        <draw:polygon draw:style-name="gr2" draw:text-style-name="P2" draw:layer="layout" svg:width="0.558cm" svg:height="0.558cm" svg:x="3.968cm" svg:y="9.881cm" svg:viewBox="0 0 559 559" draw:points="280,0 0,559 559,559">
          <text:p/>
        </draw:polygon>
        <draw:polygon draw:style-name="gr2" draw:text-style-name="P2" draw:layer="layout" svg:width="0.558cm" svg:height="0.558cm" svg:x="6.05cm" svg:y="10.384cm" svg:viewBox="0 0 559 559" draw:points="279,0 0,559 559,559">
          <text:p/>
        </draw:polygon>
        <draw:polygon draw:style-name="gr2" draw:text-style-name="P2" draw:layer="layout" svg:width="0.558cm" svg:height="0.558cm" svg:x="5.454cm" svg:y="9.876cm" svg:viewBox="0 0 559 559" draw:points="279,0 0,559 559,559">
          <text:p/>
        </draw:polygon>
        <draw:polygon draw:style-name="gr2" draw:text-style-name="P2" draw:layer="layout" svg:width="0.558cm" svg:height="0.558cm" svg:x="6.588cm" svg:y="8.923cm" svg:viewBox="0 0 559 559" draw:points="279,0 0,559 559,559">
          <text:p/>
        </draw:polygon>
        <draw:polygon draw:style-name="gr2" draw:text-style-name="P2" draw:layer="layout" svg:width="0.558cm" svg:height="0.558cm" svg:x="6.461cm" svg:y="12.236cm" svg:viewBox="0 0 559 559" draw:points="279,0 0,559 559,559">
          <text:p/>
        </draw:polygon>
        <draw:polygon draw:style-name="gr2" draw:text-style-name="P2" draw:layer="layout" svg:width="0.558cm" svg:height="0.557cm" svg:x="6.23cm" svg:y="11.482cm" svg:viewBox="0 0 559 558" draw:points="280,0 0,558 559,558">
          <text:p/>
        </draw:polygon>
        <draw:polygon draw:style-name="gr2" draw:text-style-name="P2" draw:layer="layout" svg:width="0.557cm" svg:height="0.558cm" svg:x="1.253cm" svg:y="11.189cm" svg:viewBox="0 0 558 559" draw:points="279,0 0,559 558,559">
          <text:p/>
        </draw:polygon>
        <draw:polygon draw:style-name="gr2" draw:text-style-name="P2" draw:layer="layout" svg:width="0.558cm" svg:height="0.558cm" svg:x="4.275cm" svg:y="11.21cm" svg:viewBox="0 0 559 559" draw:points="279,0 0,559 559,559">
          <text:p/>
        </draw:polygon>
        <draw:polygon draw:style-name="gr2" draw:text-style-name="P2" draw:layer="layout" svg:width="0.558cm" svg:height="0.558cm" svg:x="6.335cm" svg:y="9.258cm" svg:viewBox="0 0 559 559" draw:points="280,0 0,559 559,559">
          <text:p/>
        </draw:polygon>
        <draw:polygon draw:style-name="gr2" draw:text-style-name="P2" draw:layer="layout" svg:width="0.558cm" svg:height="0.558cm" svg:x="5.643cm" svg:y="11.768cm" svg:viewBox="0 0 559 559" draw:points="280,0 0,559 559,559">
          <text:p/>
        </draw:polygon>
        <draw:polygon draw:style-name="gr2" draw:text-style-name="P2" draw:layer="layout" svg:width="0.558cm" svg:height="0.558cm" svg:x="4.539cm" svg:y="14.302cm" svg:viewBox="0 0 559 559" draw:points="280,0 0,559 559,559">
          <text:p/>
        </draw:polygon>
        <draw:polygon draw:style-name="gr2" draw:text-style-name="P2" draw:layer="layout" svg:width="0.557cm" svg:height="0.558cm" svg:x="6.286cm" svg:y="10.097cm" svg:viewBox="0 0 558 559" draw:points="280,0 0,559 558,559">
          <text:p/>
        </draw:polygon>
        <draw:polygon draw:style-name="gr7" draw:text-style-name="P6" draw:layer="layout" svg:width="2.628cm" svg:height="1.737cm" svg:x="2.943cm" svg:y="7.024cm" svg:viewBox="0 0 2629 1738" draw:points="2629,560 1252,0 197,666 0,1122 173,1738 2089,1293">
          <text:p/>
        </draw:polygon>
        <draw:polygon draw:style-name="gr8" draw:text-style-name="P7" draw:layer="layout" svg:width="4.538cm" svg:height="4.098cm" svg:x="2.056cm" svg:y="9.942cm" svg:viewBox="0 0 4539 4099" draw:points="4539,2023 2199,0 390,621 19,2035 0,2714 2044,3841 2939,4099">
          <text:p/>
        </draw:polygon>
        <draw:polygon draw:style-name="gr9" draw:text-style-name="P8" draw:layer="layout" svg:width="5.356cm" svg:height="11.409cm" svg:x="1.531cm" svg:y="3.172cm" svg:viewBox="0 0 5357 11410" draw:points="0,8297 3288,11410 5210,9344 5337,6031 5357,2840 4817,1033 4006,94 2972,0 1779,832 267,2531">
          <text:p/>
        </draw:polygon>
        <draw:path draw:style-name="gr10" draw:text-style-name="P9" draw:layer="layout" svg:width="0.303cm" svg:height="0.36cm" svg:x="3.522cm" svg:y="16.002cm" svg:viewBox="0 0 304 361" svg:d="M49 41v280h59c49 0 86-11 109-34 23-22 35-58 35-106 0-49-12-84-35-106-23-23-60-34-109-34zM0 0h101c69 0 121 15 154 44 33 30 49 75 49 137s-17 107-49 137c-34 29-85 43-154 43h-101z">
          <text:p/>
        </draw:path>
        <draw:path draw:style-name="gr10" draw:text-style-name="P9" draw:layer="layout" svg:width="0.044cm" svg:height="0.375cm" svg:x="3.901cm" svg:y="15.987cm" svg:viewBox="0 0 45 376" svg:d="M0 105h45v271h-45zM0 0h45v56h-45z">
          <text:p/>
        </draw:path>
        <draw:path draw:style-name="gr10" draw:text-style-name="P9" draw:layer="layout" svg:width="0.394cm" svg:height="0.277cm" svg:x="4.037cm" svg:y="16.085cm" svg:viewBox="0 0 395 278" svg:d="M212 59c11-20 25-34 40-44s33-15 55-15c27 0 49 10 64 30 16 20 24 49 24 85v163h-45v-161c0-26-5-45-14-59-9-13-23-19-42-19-23 0-41 8-54 24-14 16-20 36-20 62v153h-45v-161c0-26-5-45-13-59-10-13-24-19-43-19-24 0-42 8-55 24-14 16-20 36-20 62v153h-44v-271h44v42c10-16 22-29 37-37 13-8 31-12 51-12s36 5 50 15 23 25 30 44z">
          <text:p/>
        </draw:path>
        <draw:polygon draw:style-name="gr10" draw:text-style-name="P9" draw:layer="layout" svg:width="0.214cm" svg:height="0.36cm" svg:x="4.684cm" svg:y="16.002cm" svg:viewBox="0 0 215 361" draw:points="7,320 86,320 86,45 0,63 0,17 86,0 136,0 136,320 215,320 215,361 7,361">
          <text:p/>
        </draw:polygon>
        <draw:path draw:style-name="gr10" draw:text-style-name="P9" draw:layer="layout" svg:width="0.36cm" svg:height="0.302cm" svg:x="0.269cm" svg:y="9.261cm" svg:viewBox="0 0 361 303" svg:d="M40 255h281v-60c0-50-11-86-34-109s-59-35-107-35c-49 0-84 12-107 35-22 23-33 59-33 109zM0 303v-101c0-69 15-121 43-153 29-33 75-49 137-49s108 16 137 49c30 33 44 84 44 153v101z">
          <text:p/>
        </draw:path>
        <draw:path draw:style-name="gr10" draw:text-style-name="P9" draw:layer="layout" svg:width="0.375cm" svg:height="0.044cm" svg:x="0.254cm" svg:y="9.141cm" svg:viewBox="0 0 376 45" svg:d="M105 45v-45h271v45zM0 45v-45h56v45z">
          <text:p/>
        </draw:path>
        <draw:path draw:style-name="gr10" draw:text-style-name="P9" draw:layer="layout" svg:width="0.277cm" svg:height="0.394cm" svg:x="0.352cm" svg:y="8.655cm" svg:viewBox="0 0 278 395" svg:d="M59 182c-20-10-34-24-44-39s-15-34-15-55c0-28 10-49 30-65 20-15 49-23 85-23h163v45h-162c-25 0-45 5-58 13-13 10-19 24-19 42 0 24 8 42 24 55 15 14 36 20 62 20h153v45h-162c-25 0-45 5-58 14-13 10-19 24-19 43 0 22 8 41 24 54 15 13 36 20 62 20h153v44h-271v-44h42c-17-10-29-22-37-37-8-14-12-30-12-50s5-36 15-50c10-15 25-25 44-32z">
          <text:p/>
        </draw:path>
        <draw:path draw:style-name="gr10" draw:text-style-name="P9" draw:layer="layout" svg:width="0.367cm" svg:height="0.229cm" svg:x="0.262cm" svg:y="8.191cm" svg:viewBox="0 0 368 230" svg:d="M327 171v-171h41v230h-41c-19-18-46-43-78-75-32-33-53-53-62-62-18-16-32-26-45-32-12-6-24-10-36-10-19 0-34 7-46 21-12 13-19 30-19 52 0 16 3 33 8 49 6 17 14 35 25 55h-50c-8-20-14-38-18-55s-6-33-6-48c0-37 10-67 29-89 18-22 43-34 74-34 15 0 29 3 42 9 13 5 29 15 47 30 5 4 18 17 41 38 22 22 53 53 94 92z">
          <text:p/>
        </draw:path>
        <draw:path draw:style-name="gr11" draw:text-style-name="P9" draw:layer="layout" svg:width="1.2cm" svg:height="0.978cm" svg:x="3.416cm" svg:y="7.431cm" svg:viewBox="0 0 1201 979" svg:d="M183 39h325c88 0 153 17 197 49 44 33 65 82 65 148 0 60-18 113-56 156-37 44-87 71-147 80 52 12 91 34 117 67s39 78 39 133c0 94-35 169-105 225-70 55-165 82-286 82h-332zM214 530l-67 344h205c76 0 135-18 177-53 41-35 62-85 62-149 0-50-14-86-41-108-28-23-72-34-132-34zM289 144l-56 283h190c67 0 120-15 158-44 38-30 57-70 57-122 0-41-13-71-39-89-25-19-66-28-122-28zM1086 0h115l-28 146h-116zM1033 274h115l-137 705h-116z">
          <text:p/>
        </draw:path>
        <draw:path draw:style-name="gr11" draw:text-style-name="P9" draw:layer="layout" svg:width="1.21cm" svg:height="0.699cm" svg:x="3.196cm" svg:y="11.782cm" svg:viewBox="0 0 1211 700" svg:d="M134 0h124l189 589 115-589h91l-134 686h-125l-189-592-114 592h-91zM916 700c-60 0-108-19-143-56s-52-88-52-152c0-38 6-77 18-115 12-39 28-71 47-98 30-41 64-71 101-91 38-19 80-29 127-29 60 0 107 18 143 55 36 36 54 84 54 142 0 41-6 83-18 123s-28 74-47 100c-30 41-64 72-101 91-38 20-81 30-129 30zM809 489c0 46 9 81 29 104 19 23 49 35 88 35 57 0 103-25 142-74 37-49 55-112 55-189 0-44-10-78-29-100-20-23-50-34-89-34-32 0-60 7-85 22s-47 37-66 68c-15 22-26 48-34 77s-11 60-11 91z">
          <text:p/>
        </draw:path>
        <draw:path draw:style-name="gr11" draw:text-style-name="P9" draw:layer="layout" svg:width="1.212cm" svg:height="0.642cm" svg:x="4.239cm" svg:y="7.092cm" svg:viewBox="0 0 1213 643" svg:d="M123 0h128l73 425 244-425h132l-123 631h-83l107-554-247 433h-83l-80-434-108 555h-83zM942 643c-55 0-99-17-131-51-33-35-49-81-49-140 0-34 6-69 17-105s26-67 43-91c28-37 59-65 94-83 34-18 73-27 116-27 54 0 97 17 130 50s51 77 51 132c0 38-7 75-18 112s-25 68-43 92c-27 38-58 66-93 84-34 18-73 27-117 27zM843 449c0 43 9 75 27 96s45 32 81 32c52 0 95-23 129-68s52-103 52-173c0-41-10-72-28-93s-45-31-80-31c-30 0-56 6-78 20-23 14-44 34-62 63-13 21-23 45-30 72-7 26-11 54-11 82z">
          <text:p/>
        </draw:path>
        <draw:line draw:style-name="gr12" draw:text-style-name="P5" draw:layer="layout" svg:x1="0.996cm" svg:y1="15.722cm" svg:x2="0.996cm" svg:y2="2.032cm">
          <text:p/>
        </draw:line>
        <draw:line draw:style-name="gr12" draw:text-style-name="P5" draw:layer="layout" svg:x1="7.422cm" svg:y1="15.722cm" svg:x2="7.422cm" svg:y2="2.032cm">
          <text:p/>
        </draw:line>
        <draw:line draw:style-name="gr12" draw:text-style-name="P5" draw:layer="layout" svg:x1="0.996cm" svg:y1="15.722cm" svg:x2="7.422cm" svg:y2="15.722cm">
          <text:p/>
        </draw:line>
        <draw:line draw:style-name="gr12" draw:text-style-name="P5" draw:layer="layout" svg:x1="0.996cm" svg:y1="2.032cm" svg:x2="7.422cm" svg:y2="2.032cm">
          <text:p/>
        </draw:line>
        <draw:path draw:style-name="gr10" draw:text-style-name="P9" draw:layer="layout" svg:width="0.199cm" svg:height="0.309cm" svg:x="2.954cm" svg:y="1.511cm" svg:viewBox="0 0 200 310" svg:d="M42 35v116h52c20 0 34-5 46-15 11-10 16-25 16-43 0-19-5-33-16-43-12-10-26-15-46-15zM0 0h94c34 0 62 8 79 24 18 16 27 38 27 69 0 30-9 53-27 69-17 15-45 24-79 24h-52v124h-42z">
          <text:p/>
        </draw:path>
        <draw:path draw:style-name="gr10" draw:text-style-name="P9" draw:layer="layout" svg:width="0.135cm" svg:height="0.237cm" svg:x="3.199cm" svg:y="1.583cm" svg:viewBox="0 0 136 238" svg:d="M136 41c-4-3-9-4-14-6-5-1-10-1-17-1-22 0-38 7-50 21-11 14-17 34-17 60v123h-38v-233h38v36c8-14 18-24 31-31s28-10 48-10c2 0 5 0 9 0 3 1 6 1 10 2z">
          <text:p/>
        </draw:path>
        <draw:path draw:style-name="gr10" draw:text-style-name="P9" draw:layer="layout" svg:width="0.214cm" svg:height="0.242cm" svg:x="3.349cm" svg:y="1.583cm" svg:viewBox="0 0 215 243" svg:d="M215 112v18h-175c1 26 9 47 23 60 14 14 34 21 59 21 15 0 29-2 43-5 13-4 28-9 42-17v36c-14 6-29 12-43 14-15 3-30 4-44 4-37 0-66-10-88-32s-32-51-32-88 10-67 30-90c21-22 49-33 83-33 32 0 56 10 75 30 18 20 27 47 27 82zM176 101c0-21-6-38-17-50-11-13-27-19-45-19-21 0-38 6-51 18s-20 29-22 51z">
          <text:p/>
        </draw:path>
        <draw:path draw:style-name="gr10" draw:text-style-name="P9" draw:layer="layout" svg:width="0.207cm" svg:height="0.327cm" svg:x="3.609cm" svg:y="1.498cm" svg:viewBox="0 0 208 328" svg:d="M170 125v-125h38v323h-38v-36c-8 15-18 25-30 32-13 6-27 9-44 9-28 0-51-11-69-34-18-22-27-51-27-88 0-36 9-65 27-88 18-22 41-33 69-33 17 0 31 3 44 10 12 7 22 17 30 30zM41 206c0 28 5 50 16 66 12 16 28 24 48 24s36-8 48-24c11-16 17-38 17-66s-6-49-17-65c-12-16-28-24-48-24s-36 8-48 24c-11 16-16 37-16 65z">
          <text:p/>
        </draw:path>
        <draw:path draw:style-name="gr10" draw:text-style-name="P9" draw:layer="layout" svg:width="0.249cm" svg:height="0.319cm" svg:x="4.013cm" svg:y="1.506cm" svg:viewBox="0 0 250 320" svg:d="M250 29v44c-14-13-29-22-45-29s-33-10-51-10c-35 0-62 11-82 33-19 21-28 52-28 93 0 40 9 72 28 94 20 22 47 32 82 32 18 0 35-2 51-9s31-16 45-30v44c-15 10-31 17-47 22s-33 7-51 7c-47 0-85-14-112-42s-40-68-40-118 13-89 40-118c27-28 65-42 112-42 18 0 36 2 52 7s32 12 46 22z">
          <text:p/>
        </draw:path>
        <draw:polygon draw:style-name="gr10" draw:text-style-name="P9" draw:layer="layout" svg:width="0.038cm" svg:height="0.322cm" svg:x="4.325cm" svg:y="1.498cm" svg:viewBox="0 0 39 323" draw:points="0,323 39,323 39,0 0,0">
          <text:p/>
        </draw:polygon>
        <draw:path draw:style-name="gr10" draw:text-style-name="P9" draw:layer="layout" svg:width="0.195cm" svg:height="0.242cm" svg:x="4.428cm" svg:y="1.583cm" svg:viewBox="0 0 196 243" svg:d="M120 120c-31 0-52 4-64 11s-18 19-18 36c0 14 4 25 13 32 9 8 21 12 37 12 21 0 38-7 50-22 13-15 20-35 20-60v-9zM196 105v133h-38v-36c-9 14-20 24-33 32-13 6-29 9-48 9-23 0-42-6-56-20-14-13-21-31-21-53 0-26 8-46 26-59s43-20 78-20h54v-4c0-17-7-31-18-41-11-9-27-14-48-14-14 0-26 2-39 5s-25 8-36 14v-35c13-5 27-9 40-12s26-4 39-4c33 0 58 9 76 26 16 17 24 44 24 79z">
          <text:p/>
        </draw:path>
        <draw:path draw:style-name="gr10" draw:text-style-name="P9" draw:layer="layout" svg:width="0.177cm" svg:height="0.242cm" svg:x="4.685cm" svg:y="1.583cm" svg:viewBox="0 0 178 243" svg:d="M166 12v36c-12-5-23-9-35-12s-24-4-36-4c-19 0-33 2-43 8-9 6-14 15-14 26 0 9 4 16 11 21 6 5 20 10 40 14l13 3c27 6 46 15 59 25 11 10 17 25 17 44 0 22-9 38-27 51-16 13-40 19-70 19-13 0-25-1-39-3-13-2-27-6-42-12v-39c14 8 28 13 41 17 14 3 27 5 41 5 18 0 32-3 41-9 10-6 15-15 15-26 0-10-4-18-11-24-6-5-22-11-45-16l-14-3c-23-5-41-13-51-23s-15-24-15-42c0-22 7-39 22-50 16-12 38-18 66-18 14 0 28 1 40 3 13 2 24 5 36 9z">
          <text:p/>
        </draw:path>
        <draw:path draw:style-name="gr10" draw:text-style-name="P9" draw:layer="layout" svg:width="0.177cm" svg:height="0.242cm" svg:x="4.905cm" svg:y="1.583cm" svg:viewBox="0 0 178 243" svg:d="M166 12v36c-11-5-22-9-33-12-12-3-25-4-37-4-19 0-34 2-43 8s-14 15-14 26c0 9 3 16 10 21s20 10 41 14l13 3c28 6 47 15 58 25s17 25 17 44c0 22-8 38-25 51s-41 19-71 19c-13 0-26-1-39-3-14-2-28-6-43-12v-39c14 8 28 13 42 17 13 3 27 5 41 5 17 0 32-3 42-9 9-6 14-15 14-26 0-10-3-18-10-24-7-5-23-11-47-16l-13-3c-24-5-41-13-51-23-11-10-16-24-16-42 0-22 8-39 23-50 15-12 37-18 66-18 14 0 28 1 41 3 12 2 24 5 34 9z">
          <text:p/>
        </draw:path>
        <draw:polygon draw:style-name="gr10" draw:text-style-name="P9" draw:layer="layout" svg:width="0.184cm" svg:height="0.309cm" svg:x="5.284cm" svg:y="1.511cm" svg:viewBox="0 0 185 310" draw:points="6,275 74,275 74,38 0,53 0,15 74,0 117,0 117,275 185,275 185,310 6,310">
          <text:p/>
        </draw:polygon>
        <draw:polygon draw:style-name="gr1" draw:text-style-name="P1" draw:layer="layout" svg:width="11.982cm" svg:height="11.025cm" svg:x="12.597cm" svg:y="3.364cm" svg:viewBox="0 0 11983 11026" draw:points="0,11026 11983,11026 11983,0 0,0">
          <text:p/>
        </draw:polygon>
        <draw:path draw:style-name="gr4" draw:text-style-name="P4" draw:layer="layout" svg:width="0.558cm" svg:height="0.558cm" svg:x="16.04cm" svg:y="9.468cm" svg:viewBox="0 0 559 559" svg:d="M279 559c74 0 146-29 198-82 52-52 82-123 82-198 0-74-30-145-82-197s-124-82-198-82-145 30-197 82c-53 52-82 123-82 197 0 75 29 146 82 198 52 53 123 82 197 82z">
          <text:p/>
        </draw:path>
        <draw:path draw:style-name="gr4" draw:text-style-name="P4" draw:layer="layout" svg:width="0.558cm" svg:height="0.557cm" svg:x="16.412cm" svg:y="10.279cm" svg:viewBox="0 0 559 558" svg:d="M280 558c74 0 145-29 197-81 52-53 82-124 82-198s-30-145-82-197-123-82-197-82-145 30-198 82c-52 52-82 123-82 197s30 145 82 198c53 52 124 81 198 81z">
          <text:p/>
        </draw:path>
        <draw:path draw:style-name="gr4" draw:text-style-name="P4" draw:layer="layout" svg:width="0.558cm" svg:height="0.558cm" svg:x="18.976cm" svg:y="9.629cm" svg:viewBox="0 0 559 559" svg:d="M280 559c74 0 145-30 197-82 53-52 82-123 82-197s-29-145-82-198c-52-53-123-82-197-82-75 0-146 29-198 82s-82 124-82 198 30 145 82 197 123 82 198 82z">
          <text:p/>
        </draw:path>
        <draw:path draw:style-name="gr4" draw:text-style-name="P4" draw:layer="layout" svg:width="0.557cm" svg:height="0.558cm" svg:x="17.416cm" svg:y="10.19cm" svg:viewBox="0 0 558 559" svg:d="M279 559c74 0 145-29 198-82 52-52 81-123 81-197s-29-145-81-198c-53-52-124-82-198-82s-144 30-198 82c-52 53-81 124-81 198s29 145 81 197c54 53 124 82 198 82z">
          <text:p/>
        </draw:path>
        <draw:path draw:style-name="gr4" draw:text-style-name="P4" draw:layer="layout" svg:width="0.558cm" svg:height="0.557cm" svg:x="16.845cm" svg:y="9.66cm" svg:viewBox="0 0 559 558" svg:d="M280 558c74 0 145-29 197-81 52-53 82-124 82-198s-30-144-82-198c-52-52-123-81-197-81s-146 29-198 81c-53 54-82 124-82 198s29 145 82 198c52 52 124 81 198 81z">
          <text:p/>
        </draw:path>
        <draw:path draw:style-name="gr4" draw:text-style-name="P4" draw:layer="layout" svg:width="0.557cm" svg:height="0.558cm" svg:x="18.462cm" svg:y="10.187cm" svg:viewBox="0 0 558 559" svg:d="M280 559c73 0 144-30 197-82 52-52 81-123 81-197s-29-145-81-198c-53-53-124-82-197-82-74 0-146 29-199 82-52 53-81 124-81 198s29 145 81 197c53 52 125 82 199 82z">
          <text:p/>
        </draw:path>
        <draw:path draw:style-name="gr4" draw:text-style-name="P4" draw:layer="layout" svg:width="0.557cm" svg:height="0.558cm" svg:x="20.306cm" svg:y="8.945cm" svg:viewBox="0 0 558 559" svg:d="M280 559c74 0 144-29 197-82 52-52 81-123 81-197 0-75-29-146-81-198-53-52-123-82-197-82s-145 30-198 82c-52 52-82 123-82 198 0 74 30 145 82 197 53 53 124 82 198 82z">
          <text:p/>
        </draw:path>
        <draw:path draw:style-name="gr4" draw:text-style-name="P4" draw:layer="layout" svg:width="0.557cm" svg:height="0.557cm" svg:x="16.611cm" svg:y="10.094cm" svg:viewBox="0 0 558 558" svg:d="M278 558c74 0 146-29 199-81 52-52 81-123 81-197 0-75-29-146-81-199-53-52-125-81-199-81s-144 29-197 81c-52 53-81 124-81 199 0 74 29 145 81 197 53 52 123 81 197 81z">
          <text:p/>
        </draw:path>
        <draw:path draw:style-name="gr4" draw:text-style-name="P4" draw:layer="layout" svg:width="0.558cm" svg:height="0.557cm" svg:x="17.018cm" svg:y="9.704cm" svg:viewBox="0 0 559 558" svg:d="M279 558c74 0 145-29 197-81 53-53 83-124 83-198 0-73-30-144-83-197-52-53-123-82-197-82s-145 29-198 82c-52 53-81 124-81 197 0 74 29 145 81 198 53 52 124 81 198 81z">
          <text:p/>
        </draw:path>
        <draw:path draw:style-name="gr4" draw:text-style-name="P4" draw:layer="layout" svg:width="0.558cm" svg:height="0.558cm" svg:x="18.161cm" svg:y="9.606cm" svg:viewBox="0 0 559 559" svg:d="M279 559c74 0 145-29 197-82 53-52 83-123 83-197s-30-146-83-198c-52-52-123-82-197-82s-145 30-197 82c-53 52-82 124-82 198s29 145 82 197c52 53 123 82 197 82z">
          <text:p/>
        </draw:path>
        <draw:path draw:style-name="gr4" draw:text-style-name="P4" draw:layer="layout" svg:width="0.558cm" svg:height="0.558cm" svg:x="18.162cm" svg:y="11.195cm" svg:viewBox="0 0 559 559" svg:d="M279 559c74 0 145-30 197-82 53-52 83-123 83-197 0-75-30-146-83-198-52-53-123-82-197-82s-145 29-197 82c-53 52-82 123-82 198 0 74 29 145 82 197 52 52 123 82 197 82z">
          <text:p/>
        </draw:path>
        <draw:path draw:style-name="gr4" draw:text-style-name="P4" draw:layer="layout" svg:width="0.558cm" svg:height="0.558cm" svg:x="18.525cm" svg:y="9.699cm" svg:viewBox="0 0 559 559" svg:d="M280 559c74 0 145-30 197-82 53-52 82-123 82-197s-29-145-82-197c-52-54-123-83-197-83s-146 29-198 83c-52 52-82 123-82 197s30 145 82 197 124 82 198 82z">
          <text:p/>
        </draw:path>
        <draw:polygon draw:style-name="gr4" draw:text-style-name="P4" draw:layer="layout" svg:width="0.558cm" svg:height="0.558cm" svg:x="15.422cm" svg:y="6.649cm" svg:viewBox="0 0 559 559" draw:points="279,0 0,559 559,559">
          <text:p/>
        </draw:polygon>
        <draw:polygon draw:style-name="gr4" draw:text-style-name="P4" draw:layer="layout" svg:width="0.558cm" svg:height="0.557cm" svg:x="14.441cm" svg:y="13.192cm" svg:viewBox="0 0 559 558" draw:points="279,0 0,558 559,558">
          <text:p/>
        </draw:polygon>
        <draw:polygon draw:style-name="gr4" draw:text-style-name="P4" draw:layer="layout" svg:width="0.558cm" svg:height="0.558cm" svg:x="23.301cm" svg:y="4.722cm" svg:viewBox="0 0 559 559" draw:points="279,0 0,559 559,559">
          <text:p/>
        </draw:polygon>
        <draw:polygon draw:style-name="gr4" draw:text-style-name="P4" draw:layer="layout" svg:width="0.558cm" svg:height="0.558cm" svg:x="19.163cm" svg:y="11.018cm" svg:viewBox="0 0 559 559" draw:points="280,0 0,559 559,559">
          <text:p/>
        </draw:polygon>
        <draw:polygon draw:style-name="gr4" draw:text-style-name="P4" draw:layer="layout" svg:width="0.558cm" svg:height="0.558cm" svg:x="14.119cm" svg:y="4.166cm" svg:viewBox="0 0 559 559" draw:points="280,0 0,559 559,559">
          <text:p/>
        </draw:polygon>
        <draw:polygon draw:style-name="gr4" draw:text-style-name="P4" draw:layer="layout" svg:width="0.557cm" svg:height="0.558cm" svg:x="19.309cm" svg:y="12.661cm" svg:viewBox="0 0 558 559" draw:points="279,0 0,559 558,559">
          <text:p/>
        </draw:polygon>
        <draw:polygon draw:style-name="gr4" draw:text-style-name="P4" draw:layer="layout" svg:width="0.558cm" svg:height="0.558cm" svg:x="13.316cm" svg:y="4.004cm" svg:viewBox="0 0 559 559" draw:points="279,0 0,559 559,559">
          <text:p/>
        </draw:polygon>
        <draw:polygon draw:style-name="gr4" draw:text-style-name="P4" draw:layer="layout" svg:width="0.558cm" svg:height="0.558cm" svg:x="18.786cm" svg:y="7.153cm" svg:viewBox="0 0 559 559" draw:points="279,0 0,559 559,559">
          <text:p/>
        </draw:polygon>
        <draw:polygon draw:style-name="gr4" draw:text-style-name="P4" draw:layer="layout" svg:width="0.558cm" svg:height="0.557cm" svg:x="13.775cm" svg:y="4.265cm" svg:viewBox="0 0 559 558" draw:points="279,0 0,558 559,558">
          <text:p/>
        </draw:polygon>
        <draw:polygon draw:style-name="gr4" draw:text-style-name="P4" draw:layer="layout" svg:width="0.558cm" svg:height="0.557cm" svg:x="14.263cm" svg:y="12.863cm" svg:viewBox="0 0 559 558" draw:points="279,0 0,558 559,558">
          <text:p/>
        </draw:polygon>
        <draw:polygon draw:style-name="gr4" draw:text-style-name="P4" draw:layer="layout" svg:width="0.557cm" svg:height="0.558cm" svg:x="16.777cm" svg:y="11.922cm" svg:viewBox="0 0 558 559" draw:points="280,0 0,559 558,559">
          <text:p/>
        </draw:polygon>
        <draw:polygon draw:style-name="gr4" draw:text-style-name="P4" draw:layer="layout" svg:width="0.558cm" svg:height="0.558cm" svg:x="22.335cm" svg:y="10.164cm" svg:viewBox="0 0 559 559" draw:points="280,0 0,559 559,559">
          <text:p/>
        </draw:polygon>
        <draw:polygon draw:style-name="gr8" draw:text-style-name="P7" draw:layer="layout" svg:width="9.985cm" svg:height="9.187cm" svg:x="13.595cm" svg:y="4.283cm" svg:viewBox="0 0 9986 9188" draw:points="9986,719 0,0 947,8859 1125,9188 5994,8658 9020,6161">
          <text:p/>
        </draw:polygon>
        <draw:path draw:style-name="gr10" draw:text-style-name="P9" draw:layer="layout" svg:width="0.303cm" svg:height="0.36cm" svg:x="17.901cm" svg:y="14.669cm" svg:viewBox="0 0 304 361" svg:d="M49 40v281h60c49 0 86-11 109-33 23-24 34-60 34-108 0-49-11-84-34-106-23-23-60-34-109-34zM0 0h101c70 0 121 15 154 44 32 29 49 74 49 136s-17 109-50 138c-32 29-84 43-153 43h-101z">
          <text:p/>
        </draw:path>
        <draw:path draw:style-name="gr10" draw:text-style-name="P9" draw:layer="layout" svg:width="0.045cm" svg:height="0.375cm" svg:x="18.279cm" svg:y="14.654cm" svg:viewBox="0 0 46 376" svg:d="M0 105h46v271h-46zM0 0h46v56h-46z">
          <text:p/>
        </draw:path>
        <draw:path draw:style-name="gr10" draw:text-style-name="P9" draw:layer="layout" svg:width="0.394cm" svg:height="0.276cm" svg:x="18.415cm" svg:y="14.753cm" svg:viewBox="0 0 395 277" svg:d="M212 59c11-20 24-34 40-44 15-11 33-15 55-15 28 0 50 9 65 30 15 20 23 48 23 84v163h-44v-161c0-26-5-45-14-58s-23-19-43-19c-23 0-42 8-55 23-13 16-20 36-20 62v153h-44v-161c0-26-5-45-14-58s-24-19-42-19c-23 0-41 8-55 23-13 16-19 36-19 62v153h-45v-271h45v43c9-16 22-29 36-38 14-8 31-11 50-11 20 0 37 4 50 15 14 10 24 25 31 44z">
          <text:p/>
        </draw:path>
        <draw:polygon draw:style-name="gr10" draw:text-style-name="P9" draw:layer="layout" svg:width="0.214cm" svg:height="0.36cm" svg:x="19.063cm" svg:y="14.669cm" svg:viewBox="0 0 215 361" draw:points="7,320 86,320 86,45 0,62 0,17 86,0 135,0 135,320 215,320 215,361 7,361">
          <text:p/>
        </draw:polygon>
        <draw:path draw:style-name="gr10" draw:text-style-name="P9" draw:layer="layout" svg:width="0.36cm" svg:height="0.302cm" svg:x="11.869cm" svg:y="9.261cm" svg:viewBox="0 0 361 303" svg:d="M40 255h281v-60c0-50-10-86-33-109s-58-35-108-35c-48 0-83 12-106 35-22 23-34 59-34 109zM0 303v-101c0-69 15-121 44-153 29-33 74-49 136-49 63 0 109 16 138 49s43 84 43 153v101z">
          <text:p/>
        </draw:path>
        <draw:path draw:style-name="gr10" draw:text-style-name="P9" draw:layer="layout" svg:width="0.375cm" svg:height="0.044cm" svg:x="11.854cm" svg:y="9.141cm" svg:viewBox="0 0 376 45" svg:d="M105 45v-45h271v45zM0 45v-45h56v45z">
          <text:p/>
        </draw:path>
        <draw:path draw:style-name="gr10" draw:text-style-name="P9" draw:layer="layout" svg:width="0.276cm" svg:height="0.394cm" svg:x="11.953cm" svg:y="8.655cm" svg:viewBox="0 0 277 395" svg:d="M59 182c-21-10-35-24-45-39-9-15-14-34-14-55 0-28 10-49 29-65 20-15 49-23 85-23h163v45h-161c-26 0-45 5-58 13-13 10-20 24-20 42 0 24 8 42 25 55 15 14 36 20 62 20h152v45h-161c-26 0-45 5-58 14-13 10-20 24-20 43 0 22 8 41 25 54 15 13 36 20 62 20h152v44h-271v-44h42c-16-10-28-22-36-37-8-14-12-30-12-50s5-36 15-50c10-15 24-25 44-32z">
          <text:p/>
        </draw:path>
        <draw:path draw:style-name="gr10" draw:text-style-name="P9" draw:layer="layout" svg:width="0.366cm" svg:height="0.229cm" svg:x="11.863cm" svg:y="8.191cm" svg:viewBox="0 0 367 230" svg:d="M326 171v-171h41v230h-41c-18-18-44-43-77-75-32-33-52-53-62-62-17-16-32-26-44-32s-24-10-36-10c-19 0-35 7-47 21-12 13-18 30-18 52 0 16 3 33 8 49 5 17 13 35 24 55h-50c-8-20-14-38-18-55s-6-33-6-48c0-37 9-67 28-89 20-22 45-34 76-34 15 0 29 3 42 9 13 5 29 15 47 30 5 4 18 17 40 38 22 22 53 53 93 92z">
          <text:p/>
        </draw:path>
        <draw:path draw:style-name="gr11" draw:text-style-name="P9" draw:layer="layout" svg:width="1.21cm" svg:height="0.698cm" svg:x="17.514cm" svg:y="9.531cm" svg:viewBox="0 0 1211 699" svg:d="M135 0h125l189 587 114-587h91l-134 686h-125l-188-592-115 592h-92zM918 699c-61 0-108-19-143-56s-53-89-53-153c0-37 6-75 18-114s28-71 47-97c31-41 64-72 102-91 37-20 79-30 126-30 59 0 106 19 142 55s54 84 54 143c0 40-6 81-18 121-12 41-28 74-47 101-30 42-63 72-101 92-37 19-80 29-127 29zM810 487c0 47 10 82 29 106 19 23 49 34 88 34 57 0 104-24 141-75 37-49 56-112 56-188 0-44-10-77-30-100s-49-34-88-34c-32 0-60 7-85 22-24 15-47 38-66 68-15 23-26 48-34 77-7 30-11 59-11 90z">
          <text:p/>
        </draw:path>
        <draw:line draw:style-name="gr12" draw:text-style-name="P5" draw:layer="layout" svg:x1="12.597cm" svg:y1="14.389cm" svg:x2="12.597cm" svg:y2="3.364cm">
          <text:p/>
        </draw:line>
        <draw:line draw:style-name="gr12" draw:text-style-name="P5" draw:layer="layout" svg:x1="24.579cm" svg:y1="14.389cm" svg:x2="24.579cm" svg:y2="3.364cm">
          <text:p/>
        </draw:line>
        <draw:line draw:style-name="gr12" draw:text-style-name="P5" draw:layer="layout" svg:x1="12.597cm" svg:y1="14.389cm" svg:x2="24.579cm" svg:y2="14.389cm">
          <text:p/>
        </draw:line>
        <draw:line draw:style-name="gr12" draw:text-style-name="P5" draw:layer="layout" svg:x1="12.597cm" svg:y1="3.364cm" svg:x2="24.579cm" svg:y2="3.364cm">
          <text:p/>
        </draw:line>
        <draw:path draw:style-name="gr10" draw:text-style-name="P9" draw:layer="layout" svg:width="0.2cm" svg:height="0.309cm" svg:x="17.332cm" svg:y="2.844cm" svg:viewBox="0 0 201 310" svg:d="M42 34v117h54c19 0 34-4 45-14 10-11 16-25 16-44s-6-33-16-43c-11-10-26-16-45-16zM0 0h96c34 0 60 8 78 24s27 38 27 69-9 54-27 69c-18 16-44 24-78 24h-54v124h-42z">
          <text:p/>
        </draw:path>
        <draw:path draw:style-name="gr10" draw:text-style-name="P9" draw:layer="layout" svg:width="0.135cm" svg:height="0.237cm" svg:x="17.578cm" svg:y="2.916cm" svg:viewBox="0 0 136 238" svg:d="M136 41c-4-3-9-4-14-6-5-1-11-1-16-1-22 0-39 7-50 22-12 14-18 34-18 60v122h-38v-233h38v36c8-14 19-24 32-31 12-7 28-10 47-10 2 0 5 0 8 0 3 1 7 1 11 2z">
          <text:p/>
        </draw:path>
        <draw:path draw:style-name="gr10" draw:text-style-name="P9" draw:layer="layout" svg:width="0.215cm" svg:height="0.242cm" svg:x="17.727cm" svg:y="2.916cm" svg:viewBox="0 0 216 243" svg:d="M216 112v19h-176c2 26 10 47 24 60 14 14 33 21 59 21 14 0 30-2 43-6 14-3 28-8 41-16v36c-13 6-27 11-42 13-14 3-30 4-44 4-38 0-67-10-88-31-22-22-33-51-33-88 0-38 11-68 31-91 20-22 48-33 83-33 32 0 57 10 75 30s27 47 27 82zM178 100c0-20-6-37-17-49-12-13-28-19-47-19-21 0-38 6-50 18-13 12-21 29-22 50z">
          <text:p/>
        </draw:path>
        <draw:path draw:style-name="gr10" draw:text-style-name="P9" draw:layer="layout" svg:width="0.207cm" svg:height="0.327cm" svg:x="17.988cm" svg:y="2.831cm" svg:viewBox="0 0 208 328" svg:d="M170 125v-125h38v323h-38v-35c-8 14-18 24-31 31-12 6-27 9-44 9-28 0-51-11-69-33-18-23-26-52-26-89 0-36 8-65 26-88 18-22 41-33 69-33 17 0 32 3 44 10 13 7 23 17 31 30zM39 206c0 28 6 50 17 66 12 17 27 25 48 25 20 0 37-8 48-25 12-16 18-38 18-66s-6-49-18-65c-11-16-28-25-48-25-21 0-36 9-48 25-11 16-17 37-17 65z">
          <text:p/>
        </draw:path>
        <draw:path draw:style-name="gr10" draw:text-style-name="P9" draw:layer="layout" svg:width="0.249cm" svg:height="0.319cm" svg:x="18.392cm" svg:y="2.839cm" svg:viewBox="0 0 250 320" svg:d="M250 29v44c-15-13-30-23-46-29-16-7-32-10-50-10-36 0-63 11-82 33-19 21-28 52-28 93s9 73 28 94c19 22 46 32 82 32 18 0 34-3 50-9 16-7 31-16 46-30v44c-15 10-31 17-47 22s-33 7-52 7c-46 0-84-14-111-42s-40-67-40-118c0-50 13-89 40-118 27-28 65-42 111-42 19 0 36 2 52 7 17 5 32 12 47 22z">
          <text:p/>
        </draw:path>
        <draw:polygon draw:style-name="gr10" draw:text-style-name="P9" draw:layer="layout" svg:width="0.038cm" svg:height="0.322cm" svg:x="18.703cm" svg:y="2.831cm" svg:viewBox="0 0 39 323" draw:points="0,323 39,323 39,0 0,0">
          <text:p/>
        </draw:polygon>
        <draw:path draw:style-name="gr10" draw:text-style-name="P9" draw:layer="layout" svg:width="0.195cm" svg:height="0.242cm" svg:x="18.807cm" svg:y="2.916cm" svg:viewBox="0 0 196 243" svg:d="M120 121c-31 0-52 4-64 11-11 7-17 19-17 36 0 13 4 24 13 32s21 12 36 12c21 0 38-7 51-22s19-35 19-60v-9zM196 105v133h-38v-35c-9 14-20 24-33 31-12 6-28 9-47 9-24 0-43-6-57-19-15-13-21-31-21-54 0-25 8-45 27-58 17-14 43-21 78-21h53v-4c0-17-6-31-17-41-12-9-28-14-49-14-13 0-26 2-39 5-12 3-24 8-36 14v-35c14-5 28-10 41-12 13-3 26-4 38-4 34 0 59 9 75 26 17 17 25 44 25 79z">
          <text:p/>
        </draw:path>
        <draw:path draw:style-name="gr10" draw:text-style-name="P9" draw:layer="layout" svg:width="0.177cm" svg:height="0.242cm" svg:x="19.063cm" svg:y="2.916cm" svg:viewBox="0 0 178 243" svg:d="M166 12v36c-11-5-22-9-33-12-12-3-24-5-36-5-19 0-34 3-43 9s-14 15-14 26c0 9 3 16 10 21s20 10 41 14l13 3c27 7 46 16 58 26 11 10 16 25 16 44 0 21-8 38-25 51-17 12-41 18-70 18-13 0-26-1-39-3-15-2-29-6-44-11v-39c14 8 28 13 43 16 14 4 27 6 41 6 17 0 31-3 41-9 9-6 14-15 14-26 0-10-3-18-10-24-7-5-22-11-46-16l-13-3c-24-5-42-13-52-23-11-11-16-25-16-43 0-22 8-39 23-50 16-12 38-18 67-18 14 0 27 1 40 3 12 2 24 5 34 9z">
          <text:p/>
        </draw:path>
        <draw:path draw:style-name="gr10" draw:text-style-name="P9" draw:layer="layout" svg:width="0.177cm" svg:height="0.242cm" svg:x="19.284cm" svg:y="2.916cm" svg:viewBox="0 0 178 243" svg:d="M166 12v36c-12-5-23-9-35-12s-23-5-36-5c-19 0-33 3-42 9-10 6-14 15-14 26 0 9 3 16 10 21s20 10 40 14l13 3c28 7 47 16 58 26 12 10 18 25 18 44 0 21-8 38-26 51-17 12-41 18-71 18-12 0-25-1-39-3-13-2-27-6-42-11v-39c14 8 28 13 42 16 13 4 27 6 40 6 18 0 32-3 42-9 9-6 14-15 14-26 0-10-4-18-11-24-6-5-22-11-45-16l-13-3c-24-5-41-13-52-23-10-11-15-25-15-43 0-22 7-39 23-50 15-12 37-18 66-18 14 0 27 1 39 3 13 2 24 5 36 9z">
          <text:p/>
        </draw:path>
        <draw:path draw:style-name="gr10" draw:text-style-name="P9" draw:layer="layout" svg:width="0.196cm" svg:height="0.314cm" svg:x="19.647cm" svg:y="2.839cm" svg:viewBox="0 0 197 315" svg:d="M52 280h145v35h-197v-35c16-16 38-38 66-66 27-28 44-46 52-54 13-15 23-28 28-39 5-10 8-21 8-31 0-16-6-29-18-40-11-10-26-15-45-15-13 0-27 2-42 7-14 4-30 11-47 20v-42c17-7 33-12 47-15 16-4 29-5 42-5 31 0 57 8 76 24s29 37 29 64c0 12-3 25-8 36-4 11-13 26-25 41-4 4-15 16-33 35-19 19-45 45-78 80z">
          <text:p/>
        </draw:path>
        <draw:polygon draw:style-name="gr1" draw:text-style-name="P1" draw:layer="layout" svg:width="11.982cm" svg:height="11.468cm" svg:x="26.975cm" svg:y="3.143cm" svg:viewBox="0 0 11983 11469" draw:points="0,11469 11983,11469 11983,0 0,0">
          <text:p/>
        </draw:polygon>
        <draw:path draw:style-name="gr2" draw:text-style-name="P2" draw:layer="layout" svg:width="0.558cm" svg:height="0.557cm" svg:x="30.175cm" svg:y="3.82cm" svg:viewBox="0 0 559 558" svg:d="M280 558c74 0 145-29 197-81 53-53 82-124 82-198s-29-145-82-198c-52-52-123-81-197-81s-146 29-198 81c-52 53-82 124-82 198s30 145 82 198c52 52 124 81 198 81z">
          <text:p/>
        </draw:path>
        <draw:path draw:style-name="gr2" draw:text-style-name="P2" draw:layer="layout" svg:width="0.558cm" svg:height="0.558cm" svg:x="37.68cm" svg:y="6.43cm" svg:viewBox="0 0 559 559" svg:d="M279 559c74 0 145-30 198-83 52-52 82-123 82-197s-30-145-82-197c-53-52-124-82-198-82s-145 30-197 82c-53 52-82 123-82 197s29 145 82 197c52 53 123 83 197 83z">
          <text:p/>
        </draw:path>
        <draw:path draw:style-name="gr2" draw:text-style-name="P2" draw:layer="layout" svg:width="0.558cm" svg:height="0.558cm" svg:x="34.074cm" svg:y="5.491cm" svg:viewBox="0 0 559 559" svg:d="M280 559c74 0 145-30 197-82s82-124 82-198-30-145-82-197c-52-53-123-82-197-82s-146 29-198 82c-53 52-82 123-82 197s29 146 82 198c52 52 124 82 198 82z">
          <text:p/>
        </draw:path>
        <draw:path draw:style-name="gr2" draw:text-style-name="P2" draw:layer="layout" svg:width="0.558cm" svg:height="0.558cm" svg:x="28.26cm" svg:y="6.067cm" svg:viewBox="0 0 559 559" svg:d="M279 559c74 0 145-29 198-82 53-52 82-123 82-198 0-74-29-145-82-197s-124-82-198-82-145 30-197 82c-53 52-82 123-82 197 0 75 29 146 82 198 52 53 123 82 197 82z">
          <text:p/>
        </draw:path>
        <draw:path draw:style-name="gr2" draw:text-style-name="P2" draw:layer="layout" svg:width="0.557cm" svg:height="0.557cm" svg:x="35.33cm" svg:y="6.763cm" svg:viewBox="0 0 558 558" svg:d="M279 558c74 0 145-29 198-81 52-53 81-123 81-197s-29-146-81-199c-53-52-124-81-198-81-73 0-144 29-197 81-53 53-82 125-82 199s29 144 82 197c53 52 124 81 197 81z">
          <text:p/>
        </draw:path>
        <draw:path draw:style-name="gr2" draw:text-style-name="P2" draw:layer="layout" svg:width="0.558cm" svg:height="0.558cm" svg:x="34.846cm" svg:y="5.26cm" svg:viewBox="0 0 559 559" svg:d="M279 559c74 0 145-29 197-82 54-52 83-123 83-197s-29-145-83-197c-52-54-123-83-197-83s-145 29-197 83c-52 52-82 123-82 197s30 145 82 197c52 53 123 82 197 82z">
          <text:p/>
        </draw:path>
        <draw:path draw:style-name="gr3" draw:text-style-name="P3" draw:layer="layout" svg:width="0.558cm" svg:height="0.558cm" svg:x="30.99cm" svg:y="9.003cm" svg:viewBox="0 0 559 559" svg:d="M279 559c74 0 145-30 197-82 54-52 83-123 83-197s-29-146-83-198c-52-53-123-82-197-82s-145 29-197 82c-52 52-82 124-82 198s30 145 82 197 123 82 197 82z">
          <text:p/>
        </draw:path>
        <draw:path draw:style-name="gr3" draw:text-style-name="P3" draw:layer="layout" svg:width="0.558cm" svg:height="0.558cm" svg:x="32.251cm" svg:y="11.363cm" svg:viewBox="0 0 559 559" svg:d="M279 559c75 0 146-29 199-82 52-52 81-123 81-197s-29-145-81-197c-53-53-124-83-199-83-74 0-145 30-197 83-52 52-82 123-82 197s30 145 82 197c52 53 123 82 197 82z">
          <text:p/>
        </draw:path>
        <draw:path draw:style-name="gr3" draw:text-style-name="P3" draw:layer="layout" svg:width="0.558cm" svg:height="0.557cm" svg:x="30.078cm" svg:y="11.115cm" svg:viewBox="0 0 559 558" svg:d="M280 558c74 0 145-29 198-81 52-53 81-124 81-198s-29-145-81-198c-53-52-124-81-198-81-75 0-146 29-198 81-52 53-82 124-82 198s30 145 82 198c52 52 123 81 198 81z">
          <text:p/>
        </draw:path>
        <draw:path draw:style-name="gr3" draw:text-style-name="P3" draw:layer="layout" svg:width="0.558cm" svg:height="0.558cm" svg:x="30.842cm" svg:y="11.348cm" svg:viewBox="0 0 559 559" svg:d="M280 559c74 0 145-30 197-82 53-52 82-123 82-197s-29-145-82-197c-52-54-123-83-197-83s-145 29-197 83c-53 52-83 123-83 197s30 145 83 197c52 52 123 82 197 82z">
          <text:p/>
        </draw:path>
        <draw:path draw:style-name="gr3" draw:text-style-name="P3" draw:layer="layout" svg:width="0.558cm" svg:height="0.558cm" svg:x="31.534cm" svg:y="10.701cm" svg:viewBox="0 0 559 559" svg:d="M279 559c74 0 145-29 197-82 53-52 83-123 83-197s-30-146-83-198c-52-52-123-82-197-82s-145 30-198 82c-52 52-81 124-81 198s29 145 81 197c53 53 124 82 198 82z">
          <text:p/>
        </draw:path>
        <draw:path draw:style-name="gr3" draw:text-style-name="P3" draw:layer="layout" svg:width="0.558cm" svg:height="0.557cm" svg:x="36.725cm" svg:y="11.7cm" svg:viewBox="0 0 559 558" svg:d="M279 558c75 0 146-29 198-81 52-53 82-124 82-198 0-75-30-146-82-198s-123-81-198-81c-74 0-145 29-197 81-53 52-82 123-82 198 0 74 29 145 82 198 52 52 123 81 197 81z">
          <text:p/>
        </draw:path>
        <draw:path draw:style-name="gr3" draw:text-style-name="P3" draw:layer="layout" svg:width="0.558cm" svg:height="0.558cm" svg:x="33.686cm" svg:y="12.171cm" svg:viewBox="0 0 559 559" svg:d="M280 559c74 0 145-30 197-82s82-124 82-198-30-145-82-197c-52-53-123-82-197-82s-145 29-197 82c-53 52-83 123-83 197s30 146 83 198c52 52 123 82 197 82z">
          <text:p/>
        </draw:path>
        <draw:path draw:style-name="gr3" draw:text-style-name="P3" draw:layer="layout" svg:width="0.557cm" svg:height="0.558cm" svg:x="28.676cm" svg:y="11.51cm" svg:viewBox="0 0 558 559" svg:d="M279 559c74 0 145-30 198-82 52-53 81-124 81-198s-29-145-81-197c-53-53-124-82-198-82s-144 29-197 82c-52 52-82 123-82 197s30 145 82 198c53 52 123 82 197 82z">
          <text:p/>
        </draw:path>
        <draw:path draw:style-name="gr3" draw:text-style-name="P3" draw:layer="layout" svg:width="0.558cm" svg:height="0.558cm" svg:x="30.174cm" svg:y="12.665cm" svg:viewBox="0 0 559 559" svg:d="M280 559c74 0 145-30 197-82 52-53 82-124 82-198s-30-145-82-197c-52-53-123-82-197-82s-146 29-198 82c-53 52-82 123-82 197s29 145 82 198c52 52 124 82 198 82z">
          <text:p/>
        </draw:path>
        <draw:path draw:style-name="gr3" draw:text-style-name="P3" draw:layer="layout" svg:width="0.557cm" svg:height="0.558cm" svg:x="30.206cm" svg:y="11.186cm" svg:viewBox="0 0 558 559" svg:d="M279 559c74 0 145-30 198-82 52-52 81-123 81-197 0-75-29-146-81-198-53-53-124-82-198-82s-145 29-198 82c-52 52-81 123-81 198 0 74 29 145 81 197 53 52 124 82 198 82z">
          <text:p/>
        </draw:path>
        <draw:path draw:style-name="gr3" draw:text-style-name="P3" draw:layer="layout" svg:width="0.557cm" svg:height="0.557cm" svg:x="31.401cm" svg:y="10.029cm" svg:viewBox="0 0 558 558" svg:d="M280 558c74 0 144-29 197-81 52-53 81-124 81-198 0-75-29-145-81-198-53-52-123-81-197-81s-145 29-198 81c-53 53-82 123-82 198 0 74 29 145 82 198 53 52 124 81 198 81z">
          <text:p/>
        </draw:path>
        <draw:path draw:style-name="gr3" draw:text-style-name="P3" draw:layer="layout" svg:width="0.557cm" svg:height="0.558cm" svg:x="34.944cm" svg:y="13.376cm" svg:viewBox="0 0 558 559" svg:d="M278 559c74 0 145-29 199-82 52-52 81-123 81-197 0-75-29-146-81-198-54-52-125-82-199-82-73 0-144 30-197 82-52 52-81 123-81 198 0 74 29 145 81 197 53 53 124 82 197 82z">
          <text:p/>
        </draw:path>
        <draw:path draw:style-name="gr3" draw:text-style-name="P3" draw:layer="layout" svg:width="0.558cm" svg:height="0.558cm" svg:x="35.398cm" svg:y="9.334cm" svg:viewBox="0 0 559 559" svg:d="M279 559c74 0 145-29 197-82 54-52 83-124 83-198s-29-145-83-197c-52-52-123-82-197-82s-145 30-197 82c-53 52-82 123-82 197s29 146 82 198c52 53 123 82 197 82z">
          <text:p/>
        </draw:path>
        <draw:path draw:style-name="gr3" draw:text-style-name="P3" draw:layer="layout" svg:width="0.558cm" svg:height="0.558cm" svg:x="34.116cm" svg:y="10.764cm" svg:viewBox="0 0 559 559" svg:d="M280 559c74 0 145-29 198-82 52-52 81-123 81-197s-29-145-81-198c-53-52-124-82-198-82s-146 30-198 82c-52 53-82 124-82 198s30 145 82 197c52 53 124 82 198 82z">
          <text:p/>
        </draw:path>
        <draw:path draw:style-name="gr3" draw:text-style-name="P3" draw:layer="layout" svg:width="0.558cm" svg:height="0.557cm" svg:x="33.984cm" svg:y="11.025cm" svg:viewBox="0 0 559 558" svg:d="M280 558c74 0 145-29 197-81 52-53 82-124 82-198s-30-145-82-198c-52-52-123-81-197-81-75 0-146 29-198 81-53 53-82 124-82 198s29 145 82 198c52 52 123 81 198 81z">
          <text:p/>
        </draw:path>
        <draw:path draw:style-name="gr3" draw:text-style-name="P3" draw:layer="layout" svg:width="0.557cm" svg:height="0.558cm" svg:x="34.908cm" svg:y="9.76cm" svg:viewBox="0 0 558 559" svg:d="M278 559c74 0 145-30 199-83 52-52 81-123 81-197s-29-145-81-197c-54-52-125-82-199-82s-144 30-197 82c-52 52-81 123-81 197s29 145 81 197c53 53 123 83 197 83z">
          <text:p/>
        </draw:path>
        <draw:path draw:style-name="gr3" draw:text-style-name="P3" draw:layer="layout" svg:width="0.558cm" svg:height="0.558cm" svg:x="31.082cm" svg:y="9.705cm" svg:viewBox="0 0 559 559" svg:d="M279 559c74 0 146-29 198-82 53-52 82-123 82-197s-29-145-82-197c-52-53-124-83-198-83s-145 30-197 83c-52 52-82 123-82 197s30 145 82 197c52 53 123 82 197 82z">
          <text:p/>
        </draw:path>
        <draw:path draw:style-name="gr3" draw:text-style-name="P3" draw:layer="layout" svg:width="0.558cm" svg:height="0.558cm" svg:x="27.695cm" svg:y="11.341cm" svg:viewBox="0 0 559 559" svg:d="M279 559c74 0 145-30 198-82 52-52 82-123 82-197s-30-145-82-197c-53-54-124-83-198-83s-145 29-198 83c-52 52-81 123-81 197s29 145 81 197c53 52 124 82 198 82z">
          <text:p/>
        </draw:path>
        <draw:path draw:style-name="gr3" draw:text-style-name="P3" draw:layer="layout" svg:width="0.558cm" svg:height="0.558cm" svg:x="28.103cm" svg:y="9.526cm" svg:viewBox="0 0 559 559" svg:d="M280 559c74 0 145-29 197-82 52-52 82-123 82-197 0-75-30-146-82-198s-123-82-197-82-145 30-197 82c-53 52-83 123-83 198 0 74 30 145 83 197 52 53 123 82 197 82z">
          <text:p/>
        </draw:path>
        <draw:polygon draw:style-name="gr3" draw:text-style-name="P3" draw:layer="layout" svg:width="0.558cm" svg:height="0.557cm" svg:x="31.73cm" svg:y="5.215cm" svg:viewBox="0 0 559 558" draw:points="279,0 0,558 559,558">
          <text:p/>
        </draw:polygon>
        <draw:polygon draw:style-name="gr3" draw:text-style-name="P3" draw:layer="layout" svg:width="0.558cm" svg:height="0.557cm" svg:x="32.21cm" svg:y="5.481cm" svg:viewBox="0 0 559 558" draw:points="279,0 0,558 559,558">
          <text:p/>
        </draw:polygon>
        <draw:polygon draw:style-name="gr3" draw:text-style-name="P3" draw:layer="layout" svg:width="0.557cm" svg:height="0.558cm" svg:x="32.872cm" svg:y="6.603cm" svg:viewBox="0 0 558 559" draw:points="279,0 0,559 558,559">
          <text:p/>
        </draw:polygon>
        <draw:polygon draw:style-name="gr3" draw:text-style-name="P3" draw:layer="layout" svg:width="0.558cm" svg:height="0.558cm" svg:x="31.479cm" svg:y="6.56cm" svg:viewBox="0 0 559 559" draw:points="279,0 0,559 559,559">
          <text:p/>
        </draw:polygon>
        <draw:polygon draw:style-name="gr3" draw:text-style-name="P3" draw:layer="layout" svg:width="0.558cm" svg:height="0.558cm" svg:x="31.846cm" svg:y="5.726cm" svg:viewBox="0 0 559 559" draw:points="280,0 0,559 559,559">
          <text:p/>
        </draw:polygon>
        <draw:polygon draw:style-name="gr3" draw:text-style-name="P3" draw:layer="layout" svg:width="0.558cm" svg:height="0.558cm" svg:x="30.9cm" svg:y="5.868cm" svg:viewBox="0 0 559 559" draw:points="280,0 0,559 559,559">
          <text:p/>
        </draw:polygon>
        <draw:polygon draw:style-name="gr13" draw:text-style-name="P3" draw:layer="layout" svg:width="0.558cm" svg:height="0.558cm" svg:x="32.237cm" svg:y="6.709cm" svg:viewBox="0 0 559 559" draw:points="279,0 0,559 559,559">
          <text:p/>
        </draw:polygon>
        <draw:polygon draw:style-name="gr14" draw:text-style-name="P5" draw:layer="layout" svg:width="0.558cm" svg:height="0.558cm" svg:x="32.237cm" svg:y="6.709cm" svg:viewBox="0 0 559 559" draw:points="279,0 0,559 559,559">
          <text:p/>
        </draw:polygon>
        <draw:polygon draw:style-name="gr3" draw:text-style-name="P3" draw:layer="layout" svg:width="0.558cm" svg:height="0.558cm" svg:x="30.309cm" svg:y="5.967cm" svg:viewBox="0 0 559 559" draw:points="280,0 0,559 559,559">
          <text:p/>
        </draw:polygon>
        <draw:polygon draw:style-name="gr3" draw:text-style-name="P3" draw:layer="layout" svg:width="0.558cm" svg:height="0.558cm" svg:x="31.516cm" svg:y="6.744cm" svg:viewBox="0 0 559 559" draw:points="279,0 0,559 559,559">
          <text:p/>
        </draw:polygon>
        <draw:polygon draw:style-name="gr3" draw:text-style-name="P3" draw:layer="layout" svg:width="0.558cm" svg:height="0.557cm" svg:x="31.726cm" svg:y="4.704cm" svg:viewBox="0 0 559 558" draw:points="279,0 0,558 559,558">
          <text:p/>
        </draw:polygon>
        <draw:polygon draw:style-name="gr3" draw:text-style-name="P3" draw:layer="layout" svg:width="0.558cm" svg:height="0.557cm" svg:x="30.27cm" svg:y="6.127cm" svg:viewBox="0 0 559 558" draw:points="280,0 0,558 559,558">
          <text:p/>
        </draw:polygon>
        <draw:polygon draw:style-name="gr3" draw:text-style-name="P3" draw:layer="layout" svg:width="0.558cm" svg:height="0.557cm" svg:x="30.814cm" svg:y="6.513cm" svg:viewBox="0 0 559 558" draw:points="280,0 0,558 559,558">
          <text:p/>
        </draw:polygon>
        <draw:polygon draw:style-name="gr3" draw:text-style-name="P3" draw:layer="layout" svg:width="0.558cm" svg:height="0.558cm" svg:x="31.891cm" svg:y="5.334cm" svg:viewBox="0 0 559 559" draw:points="280,0 0,559 559,559">
          <text:p/>
        </draw:polygon>
        <draw:polygon draw:style-name="gr3" draw:text-style-name="P3" draw:layer="layout" svg:width="0.558cm" svg:height="0.558cm" svg:x="31.555cm" svg:y="5.382cm" svg:viewBox="0 0 559 559" draw:points="279,0 0,559 559,559">
          <text:p/>
        </draw:polygon>
        <draw:polygon draw:style-name="gr3" draw:text-style-name="P3" draw:layer="layout" svg:width="0.557cm" svg:height="0.558cm" svg:x="32.7cm" svg:y="5.829cm" svg:viewBox="0 0 558 559" draw:points="278,0 0,559 558,559">
          <text:p/>
        </draw:polygon>
        <draw:polygon draw:style-name="gr3" draw:text-style-name="P3" draw:layer="layout" svg:width="0.557cm" svg:height="0.558cm" svg:x="31.29cm" svg:y="5.259cm" svg:viewBox="0 0 558 559" draw:points="280,0 0,559 558,559">
          <text:p/>
        </draw:polygon>
        <draw:polygon draw:style-name="gr3" draw:text-style-name="P3" draw:layer="layout" svg:width="0.558cm" svg:height="0.558cm" svg:x="31.71cm" svg:y="6.171cm" svg:viewBox="0 0 559 559" draw:points="279,0 0,559 559,559">
          <text:p/>
        </draw:polygon>
        <draw:polygon draw:style-name="gr3" draw:text-style-name="P3" draw:layer="layout" svg:width="0.558cm" svg:height="0.558cm" svg:x="31.937cm" svg:y="5.701cm" svg:viewBox="0 0 559 559" draw:points="280,0 0,559 559,559">
          <text:p/>
        </draw:polygon>
        <draw:polygon draw:style-name="gr3" draw:text-style-name="P3" draw:layer="layout" svg:width="0.558cm" svg:height="0.558cm" svg:x="31.45cm" svg:y="5.516cm" svg:viewBox="0 0 559 559" draw:points="280,0 0,559 559,559">
          <text:p/>
        </draw:polygon>
        <draw:polygon draw:style-name="gr3" draw:text-style-name="P3" draw:layer="layout" svg:width="0.558cm" svg:height="0.558cm" svg:x="30.831cm" svg:y="5.818cm" svg:viewBox="0 0 559 559" draw:points="280,0 0,559 559,559">
          <text:p/>
        </draw:polygon>
        <draw:polygon draw:style-name="gr3" draw:text-style-name="P3" draw:layer="layout" svg:width="0.558cm" svg:height="0.558cm" svg:x="29.944cm" svg:y="6.813cm" svg:viewBox="0 0 559 559" draw:points="279,0 0,559 559,559">
          <text:p/>
        </draw:polygon>
        <draw:polygon draw:style-name="gr3" draw:text-style-name="P3" draw:layer="layout" svg:width="0.558cm" svg:height="0.557cm" svg:x="32.923cm" svg:y="5.756cm" svg:viewBox="0 0 559 558" draw:points="280,0 0,558 559,558">
          <text:p/>
        </draw:polygon>
        <draw:polygon draw:style-name="gr3" draw:text-style-name="P3" draw:layer="layout" svg:width="0.557cm" svg:height="0.558cm" svg:x="31.736cm" svg:y="5.695cm" svg:viewBox="0 0 558 559" draw:points="278,0 0,559 558,559">
          <text:p/>
        </draw:polygon>
        <draw:polygon draw:style-name="gr3" draw:text-style-name="P3" draw:layer="layout" svg:width="0.558cm" svg:height="0.558cm" svg:x="32.644cm" svg:y="6.317cm" svg:viewBox="0 0 559 559" draw:points="279,0 0,559 559,559">
          <text:p/>
        </draw:polygon>
        <draw:polygon draw:style-name="gr3" draw:text-style-name="P3" draw:layer="layout" svg:width="0.557cm" svg:height="0.558cm" svg:x="32.706cm" svg:y="5.95cm" svg:viewBox="0 0 558 559" draw:points="278,0 0,559 558,559">
          <text:p/>
        </draw:polygon>
        <draw:polygon draw:style-name="gr7" draw:text-style-name="P6" draw:layer="layout" svg:width="9.03cm" svg:height="8.673cm" svg:x="27.974cm" svg:y="4.982cm" svg:viewBox="0 0 9031 8674" draw:points="7249,8674 9031,6996 7704,4631 5229,1053 4032,0 2614,1264 408,4823 0,6638 2479,7962">
          <text:p/>
        </draw:polygon>
        <draw:polygon draw:style-name="gr9" draw:text-style-name="P8" draw:layer="layout" svg:width="9.42cm" svg:height="2.943cm" svg:x="28.539cm" svg:y="4.099cm" svg:viewBox="0 0 9421 2944" draw:points="1915,0 0,2248 7070,2944 9421,2611 6587,1441">
          <text:p/>
        </draw:polygon>
        <draw:path draw:style-name="gr10" draw:text-style-name="P9" draw:layer="layout" svg:width="0.302cm" svg:height="0.36cm" svg:x="32.28cm" svg:y="14.891cm" svg:viewBox="0 0 303 361" svg:d="M48 40v281h59c50 0 87-11 110-34s35-58 35-107c0-48-12-83-35-106-23-22-60-34-110-34zM0 0h100c69 0 122 14 154 43 33 30 49 76 49 137 0 63-16 108-49 137s-85 44-154 44h-100z">
          <text:p/>
        </draw:path>
        <draw:path draw:style-name="gr10" draw:text-style-name="P9" draw:layer="layout" svg:width="0.044cm" svg:height="0.376cm" svg:x="32.658cm" svg:y="14.875cm" svg:viewBox="0 0 45 377" svg:d="M0 105h45v272h-45zM0 0h45v57h-45z">
          <text:p/>
        </draw:path>
        <draw:path draw:style-name="gr10" draw:text-style-name="P9" draw:layer="layout" svg:width="0.394cm" svg:height="0.277cm" svg:x="32.794cm" svg:y="14.974cm" svg:viewBox="0 0 395 278" svg:d="M213 58c10-19 24-34 39-44 15-9 34-14 55-14 28 0 49 10 65 30 15 19 23 49 23 85v163h-45v-162c0-26-5-45-13-59-10-12-24-18-42-18-24 0-42 7-55 23-14 16-20 37-20 63v153h-44v-162c0-26-5-45-14-59-10-12-24-18-43-18-23 0-42 7-55 23s-20 37-20 63v153h-44v-272h44v42c10-16 22-28 37-36 14-8 31-12 51-12s36 5 50 15 24 25 31 43z">
          <text:p/>
        </draw:path>
        <draw:polygon draw:style-name="gr10" draw:text-style-name="P9" draw:layer="layout" svg:width="0.215cm" svg:height="0.36cm" svg:x="33.441cm" svg:y="14.891cm" svg:viewBox="0 0 216 361" draw:points="7,320 88,320 88,44 0,62 0,17 87,0 136,0 136,320 216,320 216,361 7,361">
          <text:p/>
        </draw:polygon>
        <draw:path draw:style-name="gr10" draw:text-style-name="P9" draw:layer="layout" svg:width="0.36cm" svg:height="0.302cm" svg:x="26.248cm" svg:y="9.261cm" svg:viewBox="0 0 361 303" svg:d="M40 255h281v-60c0-50-11-86-34-109-22-23-58-35-107-35s-84 12-106 35c-23 23-34 59-34 109zM0 303v-101c0-69 15-121 43-153 30-33 75-49 137-49 63 0 108 16 138 49 29 33 43 84 43 153v101z">
          <text:p/>
        </draw:path>
        <draw:path draw:style-name="gr10" draw:text-style-name="P9" draw:layer="layout" svg:width="0.375cm" svg:height="0.044cm" svg:x="26.233cm" svg:y="9.141cm" svg:viewBox="0 0 376 45" svg:d="M105 45v-45h271v45zM0 45v-45h56v45z">
          <text:p/>
        </draw:path>
        <draw:path draw:style-name="gr10" draw:text-style-name="P9" draw:layer="layout" svg:width="0.277cm" svg:height="0.394cm" svg:x="26.331cm" svg:y="8.655cm" svg:viewBox="0 0 278 395" svg:d="M60 182c-20-10-35-24-45-39s-15-34-15-55c0-28 10-49 31-65 20-15 48-23 84-23h163v45h-161c-26 0-45 5-58 13-13 10-19 24-19 42 0 24 8 42 23 55 16 14 36 20 62 20h153v45h-161c-26 0-45 5-58 14-13 10-19 24-19 43 0 22 8 41 23 54 16 13 36 20 62 20h153v44h-271v-44h43c-16-10-30-22-38-37-8-14-12-30-12-50s5-36 15-50c10-15 26-25 45-32z">
          <text:p/>
        </draw:path>
        <draw:path draw:style-name="gr10" draw:text-style-name="P9" draw:layer="layout" svg:width="0.366cm" svg:height="0.229cm" svg:x="26.242cm" svg:y="8.191cm" svg:viewBox="0 0 367 230" svg:d="M326 171v-171h41v230h-41c-19-18-45-43-78-75-32-33-53-53-62-62-18-16-32-26-45-32-12-6-24-10-36-10-19 0-34 7-46 21-12 13-18 30-18 52 0 16 3 33 7 49 6 17 14 35 25 55h-50c-8-20-14-38-17-55-4-17-6-33-6-48 0-37 9-67 28-89 18-22 43-34 74-34 15 0 29 3 42 9 14 5 29 15 47 30 5 4 18 17 41 38 22 22 53 53 94 92z">
          <text:p/>
        </draw:path>
        <draw:path draw:style-name="gr11" draw:text-style-name="P9" draw:layer="layout" svg:width="1.2cm" svg:height="0.978cm" svg:x="31.696cm" svg:y="9.164cm" svg:viewBox="0 0 1201 979" svg:d="M184 40h324c88 0 154 16 197 49 44 32 66 83 66 148 0 61-19 113-56 157-38 43-87 70-148 79 52 12 91 34 117 67 26 34 39 78 39 133 0 94-35 169-105 224-69 55-165 82-286 82h-332zM214 531l-66 344h204c77 0 136-18 177-53 42-35 63-85 63-149 0-49-14-85-42-108-27-23-71-34-132-34zM289 145l-55 283h189c68 0 120-15 158-44s57-70 57-122c0-41-13-70-38-89-26-19-67-28-123-28zM1085 0h116l-28 148h-116zM1032 275h116l-138 704h-115z">
          <text:p/>
        </draw:path>
        <draw:path draw:style-name="gr11" draw:text-style-name="P9" draw:layer="layout" svg:width="1.212cm" svg:height="0.642cm" svg:x="32.943cm" svg:y="5.626cm" svg:viewBox="0 0 1213 643" svg:d="M123 0h128l73 424 245-424h131l-123 631h-82l107-554-248 433h-84l-80-434-107 555h-83zM943 643c-56 0-99-17-132-51-32-34-48-81-48-141 0-34 6-69 17-105s25-66 43-90c28-37 59-65 93-83 35-18 73-27 117-27 54 0 97 17 130 50s50 77 50 131c0 38-6 75-17 112-11 38-25 69-43 93-28 38-59 66-93 84s-73 27-117 27zM844 448c0 44 9 76 26 97 18 22 45 32 82 32 52 0 95-23 129-68 34-46 51-104 51-174 0-41-9-71-27-92s-45-31-81-31c-29 0-55 6-78 20s-43 34-61 62c-13 21-23 45-31 72-7 26-10 54-10 82z">
          <text:p/>
        </draw:path>
        <draw:line draw:style-name="gr12" draw:text-style-name="P5" draw:layer="layout" svg:x1="26.975cm" svg:y1="14.611cm" svg:x2="26.975cm" svg:y2="3.143cm">
          <text:p/>
        </draw:line>
        <draw:line draw:style-name="gr12" draw:text-style-name="P5" draw:layer="layout" svg:x1="38.957cm" svg:y1="14.611cm" svg:x2="38.957cm" svg:y2="3.143cm">
          <text:p/>
        </draw:line>
        <draw:line draw:style-name="gr12" draw:text-style-name="P5" draw:layer="layout" svg:x1="26.975cm" svg:y1="14.611cm" svg:x2="38.957cm" svg:y2="14.611cm">
          <text:p/>
        </draw:line>
        <draw:line draw:style-name="gr12" draw:text-style-name="P5" draw:layer="layout" svg:x1="26.975cm" svg:y1="3.143cm" svg:x2="38.957cm" svg:y2="3.143cm">
          <text:p/>
        </draw:line>
        <draw:path draw:style-name="gr10" draw:text-style-name="P9" draw:layer="layout" svg:width="0.199cm" svg:height="0.308cm" svg:x="31.711cm" svg:y="2.623cm" svg:viewBox="0 0 200 309" svg:d="M43 34v116h52c20 0 35-5 45-15 11-10 16-24 16-43s-5-33-16-43c-10-10-25-15-45-15zM0 0h95c35 0 61 8 79 23 17 16 26 39 26 69s-9 54-26 69c-18 16-44 23-79 23h-52v125h-43z">
          <text:p/>
        </draw:path>
        <draw:path draw:style-name="gr10" draw:text-style-name="P9" draw:layer="layout" svg:width="0.136cm" svg:height="0.237cm" svg:x="31.956cm" svg:y="2.694cm" svg:viewBox="0 0 137 238" svg:d="M137 42c-5-2-9-4-14-5s-11-2-18-2c-21 0-38 7-49 21-12 14-18 34-18 60v122h-38v-232h38v37c8-15 18-26 31-33 13-6 28-10 48-10 3 0 6 1 9 1s6 0 11 1z">
          <text:p/>
        </draw:path>
        <draw:path draw:style-name="gr10" draw:text-style-name="P9" draw:layer="layout" svg:width="0.215cm" svg:height="0.243cm" svg:x="32.106cm" svg:y="2.694cm" svg:viewBox="0 0 216 244" svg:d="M216 113v19h-176c2 26 9 46 24 60 14 13 33 20 59 20 15 0 29-2 43-5 13-3 27-9 41-17v36c-14 6-28 11-42 14-15 2-29 4-44 4-38 0-67-11-89-32-21-21-32-50-32-87 0-39 10-69 31-91 20-22 48-34 84-34 31 0 55 10 74 30 17 21 27 48 27 83zM178 102c-1-22-7-38-18-51-11-12-26-19-45-19-22 0-39 7-52 19-13 11-20 28-22 51z">
          <text:p/>
        </draw:path>
        <draw:path draw:style-name="gr10" draw:text-style-name="P9" draw:layer="layout" svg:width="0.207cm" svg:height="0.327cm" svg:x="32.366cm" svg:y="2.61cm" svg:viewBox="0 0 208 328" svg:d="M170 125v-125h38v322h-38v-34c-8 14-18 24-30 30s-27 10-44 10c-28 0-51-11-69-33s-27-52-27-88c0-38 9-67 27-89s41-34 69-34c17 0 32 4 44 10 12 7 22 17 30 31zM41 207c0 28 5 50 17 66 11 16 27 23 47 23s36-7 48-23c11-16 17-38 17-66s-6-51-17-67c-12-16-28-24-48-24s-36 8-47 24c-12 16-17 39-17 67z">
          <text:p/>
        </draw:path>
        <draw:path draw:style-name="gr10" draw:text-style-name="P9" draw:layer="layout" svg:width="0.249cm" svg:height="0.32cm" svg:x="32.77cm" svg:y="2.617cm" svg:viewBox="0 0 250 321" svg:d="M250 29v44c-14-12-29-22-45-29-16-6-33-10-50-10-36 0-63 11-83 33-18 22-28 54-28 94 0 41 10 72 28 94 20 21 47 32 83 32 17 0 34-3 50-10 16-6 31-16 45-29v44c-15 10-30 17-46 22-16 4-34 7-52 7-47 0-84-14-112-43-27-28-40-67-40-117 0-49 13-89 40-118 28-28 65-43 112-43 19 0 36 3 52 7 16 5 32 13 46 22z">
          <text:p/>
        </draw:path>
        <draw:polygon draw:style-name="gr10" draw:text-style-name="P9" draw:layer="layout" svg:width="0.038cm" svg:height="0.321cm" svg:x="33.082cm" svg:y="2.61cm" svg:viewBox="0 0 39 322" draw:points="0,322 39,322 39,0 0,0">
          <text:p/>
        </draw:polygon>
        <draw:path draw:style-name="gr10" draw:text-style-name="P9" draw:layer="layout" svg:width="0.196cm" svg:height="0.243cm" svg:x="33.185cm" svg:y="2.694cm" svg:viewBox="0 0 197 244" svg:d="M121 122c-31 0-52 4-65 10-12 8-18 19-18 36 0 14 4 25 13 33s23 11 38 11c21 0 38-7 51-22 12-15 19-35 19-60v-8zM197 106v132h-38v-35c-9 15-20 25-33 31s-29 10-47 10c-25 0-44-7-58-20s-21-31-21-53c0-26 9-45 26-59 18-13 45-20 79-20h54v-5c0-17-6-30-18-40-11-10-27-15-48-15-14 0-26 2-40 5-13 4-25 9-36 14v-35c14-5 27-9 40-12 14-2 27-4 40-4 33 0 58 9 75 26 16 18 25 44 25 80z">
          <text:p/>
        </draw:path>
        <draw:path draw:style-name="gr10" draw:text-style-name="P9" draw:layer="layout" svg:width="0.177cm" svg:height="0.243cm" svg:x="33.442cm" svg:y="2.694cm" svg:viewBox="0 0 178 244" svg:d="M166 12v36c-11-5-22-9-34-12-12-2-23-4-36-4-20 0-34 3-43 9-10 6-14 14-14 26 0 9 3 15 10 20 7 6 20 12 41 16l14 3c27 6 46 14 57 24 11 11 17 26 17 44 0 22-8 39-25 51-17 13-41 19-72 19-12 0-25-1-39-4-13-2-27-5-42-10v-40c14 8 28 14 42 17 13 4 27 5 40 5 19 0 33-3 43-8 9-6 14-15 14-27 0-10-4-18-10-23-7-6-22-11-47-16l-13-3c-24-6-41-13-52-23-10-10-15-25-15-44 0-21 7-38 23-50 15-12 37-18 67-18 14 0 27 1 39 4 13 2 24 5 35 8z">
          <text:p/>
        </draw:path>
        <draw:path draw:style-name="gr10" draw:text-style-name="P9" draw:layer="layout" svg:width="0.177cm" svg:height="0.243cm" svg:x="33.663cm" svg:y="2.694cm" svg:viewBox="0 0 178 244" svg:d="M165 12v36c-11-5-22-9-33-12-12-2-24-4-36-4-19 0-34 3-43 9s-15 14-15 26c0 9 5 15 11 20 7 6 21 12 41 16l13 3c27 6 46 14 58 24 11 11 17 26 17 44 0 22-9 39-26 51-17 13-40 19-70 19-13 0-25-1-39-4-15-2-29-5-43-10v-40c14 8 28 14 42 17 14 4 27 5 41 5 18 0 32-3 41-8 10-6 15-15 15-27 0-10-4-18-11-23-7-6-22-11-46-16l-13-3c-23-6-42-13-52-23-11-10-16-25-16-44 0-21 8-38 23-50s38-18 67-18c14 0 27 1 40 4 12 2 24 5 34 8z">
          <text:p/>
        </draw:path>
        <draw:path draw:style-name="gr10" draw:text-style-name="P9" draw:layer="layout" svg:width="0.203cm" svg:height="0.32cm" svg:x="34.027cm" svg:y="2.617cm" svg:viewBox="0 0 204 321" svg:d="M140 149c20 4 35 13 47 27 11 13 17 30 17 50 0 30-10 54-32 70-21 17-51 25-89 25-13 0-27-1-41-4-13-2-27-6-42-11v-40c12 7 24 12 38 15s28 5 43 5c27 0 47-5 60-15 14-10 21-26 21-45 0-18-6-33-19-43s-31-15-54-15h-36v-35h38c20 0 36-4 47-12s17-20 17-37c0-15-6-28-17-36-12-8-28-13-49-13-11 0-23 2-36 4-13 3-28 6-44 12v-38c16-4 31-7 45-9 13-3 27-4 39-4 32 0 57 7 75 22 20 14 29 34 29 58 0 18-5 33-15 44-10 12-24 21-42 25z">
          <text:p/>
        </draw:path>
        <draw:polygon draw:style-name="gr1" draw:text-style-name="P1" draw:layer="layout" svg:width="11.982cm" svg:height="10.274cm" svg:x="41.354cm" svg:y="3.74cm" svg:viewBox="0 0 11983 10275" draw:points="0,10275 11983,10275 11983,0 0,0">
          <text:p/>
        </draw:polygon>
        <draw:path draw:style-name="gr4" draw:text-style-name="P4" draw:layer="layout" svg:width="0.558cm" svg:height="0.558cm" svg:x="46.317cm" svg:y="10.472cm" svg:viewBox="0 0 559 559" svg:d="M280 559c74 0 145-29 197-82 52-52 82-124 82-198s-30-145-82-197-123-82-197-82-146 30-198 82c-53 52-82 123-82 197s29 146 82 198c52 53 124 82 198 82z">
          <text:p/>
        </draw:path>
        <draw:path draw:style-name="gr4" draw:text-style-name="P4" draw:layer="layout" svg:width="0.558cm" svg:height="0.558cm" svg:x="47.346cm" svg:y="9.069cm" svg:viewBox="0 0 559 559" svg:d="M280 559c74 0 145-30 197-82s82-123 82-197-30-145-82-198-123-82-197-82c-75 0-146 29-198 82-53 53-82 124-82 198s29 145 82 197c52 52 123 82 198 82z">
          <text:p/>
        </draw:path>
        <draw:path draw:style-name="gr4" draw:text-style-name="P4" draw:layer="layout" svg:width="0.557cm" svg:height="0.558cm" svg:x="46.317cm" svg:y="10.512cm" svg:viewBox="0 0 558 559" svg:d="M280 559c74 0 144-29 197-81 52-53 81-124 81-199 0-74-29-145-81-197-53-52-123-82-197-82s-146 30-199 82c-52 52-81 123-81 197 0 75 29 146 81 199 53 52 125 81 199 81z">
          <text:p/>
        </draw:path>
        <draw:path draw:style-name="gr4" draw:text-style-name="P4" draw:layer="layout" svg:width="0.558cm" svg:height="0.558cm" svg:x="48.434cm" svg:y="10.031cm" svg:viewBox="0 0 559 559" svg:d="M279 559c75 0 146-29 198-82 52-52 82-123 82-197 0-75-30-146-82-198s-123-82-198-82c-74 0-145 30-197 82-53 52-82 123-82 198 0 74 29 145 82 197 52 53 123 82 197 82z">
          <text:p/>
        </draw:path>
        <draw:path draw:style-name="gr4" draw:text-style-name="P4" draw:layer="layout" svg:width="0.558cm" svg:height="0.558cm" svg:x="47.881cm" svg:y="10.604cm" svg:viewBox="0 0 559 559" svg:d="M279 559c75 0 146-30 198-82s82-123 82-197c0-75-30-146-82-198-52-53-123-82-198-82-74 0-145 29-197 82-53 52-82 123-82 198 0 74 29 145 82 197 52 52 123 82 197 82z">
          <text:p/>
        </draw:path>
        <draw:path draw:style-name="gr4" draw:text-style-name="P4" draw:layer="layout" svg:width="0.558cm" svg:height="0.558cm" svg:x="46.515cm" svg:y="10.233cm" svg:viewBox="0 0 559 559" svg:d="M279 559c74 0 145-29 197-82 53-52 83-123 83-197s-30-145-83-197c-52-53-123-83-197-83s-145 30-197 83c-52 52-82 123-82 197s30 145 82 197c52 53 123 82 197 82z">
          <text:p/>
        </draw:path>
        <draw:path draw:style-name="gr4" draw:text-style-name="P4" draw:layer="layout" svg:width="0.558cm" svg:height="0.558cm" svg:x="46.378cm" svg:y="10.528cm" svg:viewBox="0 0 559 559" svg:d="M280 559c74 0 145-30 197-82 53-52 82-123 82-198 0-74-29-145-82-197-52-53-123-82-197-82s-145 29-198 82c-52 52-82 123-82 197 0 75 30 146 82 198 53 52 124 82 198 82z">
          <text:p/>
        </draw:path>
        <draw:path draw:style-name="gr4" draw:text-style-name="P4" draw:layer="layout" svg:width="0.558cm" svg:height="0.558cm" svg:x="46.523cm" svg:y="9.638cm" svg:viewBox="0 0 559 559" svg:d="M279 559c74 0 145-29 197-82 53-52 83-123 83-197s-30-145-83-198c-52-52-123-82-197-82s-145 30-197 82c-52 53-82 124-82 198s30 145 82 197c52 53 123 82 197 82z">
          <text:p/>
        </draw:path>
        <draw:path draw:style-name="gr4" draw:text-style-name="P4" draw:layer="layout" svg:width="0.558cm" svg:height="0.558cm" svg:x="46.465cm" svg:y="10.129cm" svg:viewBox="0 0 559 559" svg:d="M280 559c74 0 145-30 197-82 53-52 82-123 82-197s-29-146-82-198c-52-53-123-82-197-82s-145 29-197 82c-53 52-83 124-83 198s30 145 83 197c52 52 123 82 197 82z">
          <text:p/>
        </draw:path>
        <draw:path draw:style-name="gr4" draw:text-style-name="P4" draw:layer="layout" svg:width="0.558cm" svg:height="0.557cm" svg:x="46.663cm" svg:y="10.301cm" svg:viewBox="0 0 559 558" svg:d="M279 558c74 0 146-29 198-81 53-53 82-124 82-198 0-73-29-144-82-197-52-52-124-82-198-82s-145 30-197 82c-52 53-82 124-82 197 0 74 30 145 82 198 52 52 123 81 197 81z">
          <text:p/>
        </draw:path>
        <draw:path draw:style-name="gr4" draw:text-style-name="P4" draw:layer="layout" svg:width="0.557cm" svg:height="0.558cm" svg:x="47.055cm" svg:y="9.93cm" svg:viewBox="0 0 558 559" svg:d="M279 559c74 0 145-29 198-82 52-52 81-124 81-198s-29-145-81-197c-53-52-124-82-198-82s-144 30-197 82c-52 52-82 123-82 197s30 146 82 198c53 53 123 82 197 82z">
          <text:p/>
        </draw:path>
        <draw:path draw:style-name="gr4" draw:text-style-name="P4" draw:layer="layout" svg:width="0.558cm" svg:height="0.559cm" svg:x="46.918cm" svg:y="10.304cm" svg:viewBox="0 0 559 560" svg:d="M280 560c74 0 145-30 197-83 53-52 82-123 82-197s-29-145-82-197c-52-52-123-83-197-83s-146 31-198 83-82 123-82 197 30 145 82 197c52 53 124 83 198 83z">
          <text:p/>
        </draw:path>
        <draw:path draw:style-name="gr4" draw:text-style-name="P4" draw:layer="layout" svg:width="0.558cm" svg:height="0.558cm" svg:x="47.48cm" svg:y="10.629cm" svg:viewBox="0 0 559 559" svg:d="M280 559c74 0 145-29 197-82 53-52 82-123 82-197 0-75-29-146-82-198-52-52-123-82-197-82s-146 30-198 82-82 123-82 198c0 74 30 145 82 197 52 53 124 82 198 82z">
          <text:p/>
        </draw:path>
        <draw:polygon draw:style-name="gr2" draw:text-style-name="P2" draw:layer="layout" svg:width="0.558cm" svg:height="0.558cm" svg:x="50.002cm" svg:y="8.607cm" svg:viewBox="0 0 559 559" draw:points="279,0 0,559 559,559">
          <text:p/>
        </draw:polygon>
        <draw:polygon draw:style-name="gr2" draw:text-style-name="P2" draw:layer="layout" svg:width="0.558cm" svg:height="0.558cm" svg:x="46.143cm" svg:y="6.335cm" svg:viewBox="0 0 559 559" draw:points="279,0 0,559 559,559">
          <text:p/>
        </draw:polygon>
        <draw:polygon draw:style-name="gr2" draw:text-style-name="P2" draw:layer="layout" svg:width="0.558cm" svg:height="0.558cm" svg:x="48.287cm" svg:y="6.973cm" svg:viewBox="0 0 559 559" draw:points="279,0 0,559 559,559">
          <text:p/>
        </draw:polygon>
        <draw:polygon draw:style-name="gr2" draw:text-style-name="P2" draw:layer="layout" svg:width="0.558cm" svg:height="0.558cm" svg:x="42.073cm" svg:y="4.317cm" svg:viewBox="0 0 559 559" draw:points="279,0 0,559 559,559">
          <text:p/>
        </draw:polygon>
        <draw:polygon draw:style-name="gr2" draw:text-style-name="P2" draw:layer="layout" svg:width="0.557cm" svg:height="0.558cm" svg:x="45.009cm" svg:y="6.741cm" svg:viewBox="0 0 558 559" draw:points="278,0 0,559 558,559">
          <text:p/>
        </draw:polygon>
        <draw:polygon draw:style-name="gr2" draw:text-style-name="P2" draw:layer="layout" svg:width="0.558cm" svg:height="0.557cm" svg:x="44.818cm" svg:y="9.396cm" svg:viewBox="0 0 559 558" draw:points="280,0 0,558 559,558">
          <text:p/>
        </draw:polygon>
        <draw:polygon draw:style-name="gr2" draw:text-style-name="P2" draw:layer="layout" svg:width="0.558cm" svg:height="0.557cm" svg:x="51.367cm" svg:y="7.193cm" svg:viewBox="0 0 559 558" draw:points="280,0 0,558 559,558">
          <text:p/>
        </draw:polygon>
        <draw:polygon draw:style-name="gr2" draw:text-style-name="P2" draw:layer="layout" svg:width="0.557cm" svg:height="0.558cm" svg:x="49.711cm" svg:y="11.672cm" svg:viewBox="0 0 558 559" draw:points="279,0 0,559 558,559">
          <text:p/>
        </draw:polygon>
        <draw:polygon draw:style-name="gr2" draw:text-style-name="P2" draw:layer="layout" svg:width="0.558cm" svg:height="0.558cm" svg:x="48.429cm" svg:y="5.591cm" svg:viewBox="0 0 559 559" draw:points="279,0 0,559 559,559">
          <text:p/>
        </draw:polygon>
        <draw:polygon draw:style-name="gr2" draw:text-style-name="P2" draw:layer="layout" svg:width="0.558cm" svg:height="0.558cm" svg:x="45.757cm" svg:y="8.166cm" svg:viewBox="0 0 559 559" draw:points="280,0 0,559 559,559">
          <text:p/>
        </draw:polygon>
        <draw:polygon draw:style-name="gr2" draw:text-style-name="P2" draw:layer="layout" svg:width="0.557cm" svg:height="0.557cm" svg:x="52.059cm" svg:y="5.821cm" svg:viewBox="0 0 558 558" draw:points="279,0 0,558 558,558">
          <text:p/>
        </draw:polygon>
        <draw:polygon draw:style-name="gr2" draw:text-style-name="P2" draw:layer="layout" svg:width="0.558cm" svg:height="0.558cm" svg:x="47.071cm" svg:y="4.707cm" svg:viewBox="0 0 559 559" draw:points="279,0 0,559 559,559">
          <text:p/>
        </draw:polygon>
        <draw:polygon draw:style-name="gr2" draw:text-style-name="P2" draw:layer="layout" svg:width="0.557cm" svg:height="0.558cm" svg:x="49.795cm" svg:y="12.879cm" svg:viewBox="0 0 558 559" draw:points="279,0 0,559 558,559">
          <text:p/>
        </draw:polygon>
        <draw:polygon draw:style-name="gr8" draw:text-style-name="P7" draw:layer="layout" svg:width="2.117cm" svg:height="1.56cm" svg:x="46.596cm" svg:y="9.348cm" svg:viewBox="0 0 2118 1561" draw:points="2118,963 1029,0 206,569 0,1404 0,1444 61,1460 1164,1561 1565,1536">
          <text:p/>
        </draw:polygon>
        <draw:polygon draw:style-name="gr15" draw:text-style-name="P8" draw:layer="layout" svg:width="9.985cm" svg:height="8.562cm" svg:x="42.352cm" svg:y="4.596cm" svg:viewBox="0 0 9986 8563" draw:points="7722,8563 9986,1504 4999,390 0,0 2746,5078">
          <text:p/>
        </draw:polygon>
        <draw:polygon draw:style-name="gr16" draw:text-style-name="P5" draw:layer="layout" svg:width="9.985cm" svg:height="8.562cm" svg:x="42.352cm" svg:y="4.596cm" svg:viewBox="0 0 9986 8563" draw:points="7722,8563 9986,1504 4999,390 0,0 2746,5078">
          <text:p/>
        </draw:polygon>
        <draw:path draw:style-name="gr10" draw:text-style-name="P9" draw:layer="layout" svg:width="0.303cm" svg:height="0.36cm" svg:x="46.658cm" svg:y="14.294cm" svg:viewBox="0 0 304 361" svg:d="M50 40v281h59c49 0 86-11 109-34s35-59 35-107c0-49-12-84-35-107-23-22-60-33-109-33zM0 0h101c70 0 121 15 154 43 33 29 49 75 49 137s-17 108-49 137c-33 30-84 44-154 44h-101z">
          <text:p/>
        </draw:path>
        <draw:path draw:style-name="gr10" draw:text-style-name="P9" draw:layer="layout" svg:width="0.044cm" svg:height="0.376cm" svg:x="47.037cm" svg:y="14.278cm" svg:viewBox="0 0 45 377" svg:d="M0 106h45v271h-45zM0 0h45v57h-45z">
          <text:p/>
        </draw:path>
        <draw:path draw:style-name="gr10" draw:text-style-name="P9" draw:layer="layout" svg:width="0.394cm" svg:height="0.277cm" svg:x="47.172cm" svg:y="14.377cm" svg:viewBox="0 0 395 278" svg:d="M212 59c11-20 24-35 40-44 15-10 33-15 56-15 27 0 49 10 64 30 16 20 23 48 23 85v163h-44v-162c0-26-5-46-14-58-9-13-23-19-43-19-23 0-41 8-55 23-13 15-19 36-19 63v153h-45v-162c0-26-5-46-14-58-9-13-23-19-42-19-23 0-41 8-54 23-14 15-20 36-20 63v153h-45v-271h45v42c10-17 22-29 36-37s31-12 51-12c19 0 36 5 50 15 13 10 23 25 30 44z">
          <text:p/>
        </draw:path>
        <draw:polygon draw:style-name="gr10" draw:text-style-name="P9" draw:layer="layout" svg:width="0.214cm" svg:height="0.36cm" svg:x="47.82cm" svg:y="14.294cm" svg:viewBox="0 0 215 361" draw:points="7,320 87,320 87,44 0,62 0,17 87,0 136,0 136,320 215,320 215,361 7,361">
          <text:p/>
        </draw:polygon>
        <draw:path draw:style-name="gr10" draw:text-style-name="P9" draw:layer="layout" svg:width="0.36cm" svg:height="0.302cm" svg:x="40.627cm" svg:y="9.261cm" svg:viewBox="0 0 361 303" svg:d="M40 255h281v-60c0-50-11-86-34-109s-59-35-108-35c-48 0-83 12-106 35-22 23-33 59-33 109zM0 303v-101c0-69 14-121 43-153 29-33 75-49 136-49 64 0 109 16 138 49s44 84 44 153v101z">
          <text:p/>
        </draw:path>
        <draw:path draw:style-name="gr10" draw:text-style-name="P9" draw:layer="layout" svg:width="0.376cm" svg:height="0.044cm" svg:x="40.611cm" svg:y="9.141cm" svg:viewBox="0 0 377 45" svg:d="M106 45v-45h271v45zM0 45v-45h57v45z">
          <text:p/>
        </draw:path>
        <draw:path draw:style-name="gr10" draw:text-style-name="P9" draw:layer="layout" svg:width="0.277cm" svg:height="0.394cm" svg:x="40.71cm" svg:y="8.655cm" svg:viewBox="0 0 278 395" svg:d="M58 182c-19-10-34-24-44-39-9-15-14-34-14-55 0-28 10-49 30-65 19-15 48-23 84-23h164v45h-163c-26 0-45 5-58 13-12 10-18 24-18 42 0 24 7 42 23 55 15 14 36 20 62 20h154v45h-163c-26 0-45 5-58 14-12 10-18 24-18 43 0 22 7 41 23 54 15 13 36 20 62 20h154v44h-272v-44h42c-16-10-28-22-36-37-8-14-12-30-12-50s5-36 15-50c10-15 25-25 43-32z">
          <text:p/>
        </draw:path>
        <draw:path draw:style-name="gr10" draw:text-style-name="P9" draw:layer="layout" svg:width="0.367cm" svg:height="0.229cm" svg:x="40.62cm" svg:y="8.191cm" svg:viewBox="0 0 368 230" svg:d="M327 171v-171h41v230h-41c-19-18-45-43-77-75-33-33-53-53-64-62-17-16-32-26-44-32s-24-10-36-10c-19 0-35 7-47 21-11 13-18 30-18 52 0 16 3 33 8 49 5 17 13 35 24 55h-49c-8-20-14-38-18-55s-6-33-6-48c0-37 10-67 28-89 19-22 44-34 75-34 15 0 29 3 42 9 13 5 29 15 48 30 5 4 18 17 40 38 23 22 54 53 94 92z">
          <text:p/>
        </draw:path>
        <draw:path draw:style-name="gr11" draw:text-style-name="P9" draw:layer="layout" svg:width="1.21cm" svg:height="0.699cm" svg:x="46.771cm" svg:y="10.115cm" svg:viewBox="0 0 1211 700" svg:d="M134 0h125l189 588 114-588h91l-134 686h-125l-189-591-114 591h-91zM917 700c-61 0-108-19-143-56s-53-88-53-152c0-38 6-76 18-114 12-39 28-72 47-98 31-41 64-71 102-91 37-19 79-29 127-29 59 0 106 18 142 55 36 36 54 84 54 142 0 41-6 82-18 122s-28 74-47 100c-30 41-64 72-101 91-37 20-81 30-128 30zM809 489c0 46 10 81 29 104s49 35 88 35c57 0 105-25 142-74s56-112 56-188c0-44-10-78-30-100-20-23-49-34-88-34-33 0-61 7-86 22s-47 37-66 68c-15 22-26 48-34 77-7 29-11 59-11 90z">
          <text:p/>
        </draw:path>
        <draw:path draw:style-name="gr11" draw:text-style-name="P9" draw:layer="layout" svg:width="1.211cm" svg:height="0.642cm" svg:x="46.848cm" svg:y="7.382cm" svg:viewBox="0 0 1212 643" svg:d="M123 0h127l74 425 244-425h131l-123 631h-82l107-553-247 431h-84l-80-432-107 554h-83zM942 643c-56 0-100-17-132-51-32-35-48-81-48-140 0-35 6-70 17-105 11-36 25-66 43-90 28-38 59-65 93-83s74-27 118-27c53 0 97 16 130 50 33 33 49 77 49 131 0 37-5 75-16 112s-25 68-43 92c-28 38-59 66-93 84s-74 27-118 27zM843 449c0 43 9 75 26 96 18 21 45 32 82 32 53 0 96-23 130-68 34-46 51-103 51-173 0-41-9-72-27-92-19-21-45-32-81-32-29 0-56 7-79 21-23 13-43 34-61 62-13 21-24 45-31 71-7 27-10 55-10 83z">
          <text:p/>
        </draw:path>
        <draw:line draw:style-name="gr12" draw:text-style-name="P5" draw:layer="layout" svg:x1="41.354cm" svg:y1="14.014cm" svg:x2="41.354cm" svg:y2="3.74cm">
          <text:p/>
        </draw:line>
        <draw:line draw:style-name="gr12" draw:text-style-name="P5" draw:layer="layout" svg:x1="53.336cm" svg:y1="14.014cm" svg:x2="53.336cm" svg:y2="3.74cm">
          <text:p/>
        </draw:line>
        <draw:line draw:style-name="gr12" draw:text-style-name="P5" draw:layer="layout" svg:x1="41.354cm" svg:y1="14.014cm" svg:x2="53.336cm" svg:y2="14.014cm">
          <text:p/>
        </draw:line>
        <draw:line draw:style-name="gr12" draw:text-style-name="P5" draw:layer="layout" svg:x1="41.354cm" svg:y1="3.74cm" svg:x2="53.336cm" svg:y2="3.74cm">
          <text:p/>
        </draw:line>
        <draw:path draw:style-name="gr10" draw:text-style-name="P9" draw:layer="layout" svg:width="0.199cm" svg:height="0.309cm" svg:x="46.09cm" svg:y="3.219cm" svg:viewBox="0 0 200 310" svg:d="M42 36v116h52c19 0 34-5 45-15 10-10 16-25 16-43 0-19-6-33-16-43-11-10-26-15-45-15zM0 0h94c34 0 61 8 78 25 19 16 28 39 28 69s-9 53-28 69c-17 15-44 23-78 23h-52v124h-42z">
          <text:p/>
        </draw:path>
        <draw:path draw:style-name="gr10" draw:text-style-name="P9" draw:layer="layout" svg:width="0.135cm" svg:height="0.237cm" svg:x="46.335cm" svg:y="3.291cm" svg:viewBox="0 0 136 238" svg:d="M136 41c-4-2-9-4-14-5s-10-2-16-2c-22 0-38 7-50 21s-17 34-17 60v123h-39v-233h39v36c7-13 18-24 31-31 12-7 28-10 47-10 2 0 5 0 9 0 3 1 6 1 10 2z">
          <text:p/>
        </draw:path>
        <draw:path draw:style-name="gr10" draw:text-style-name="P9" draw:layer="layout" svg:width="0.214cm" svg:height="0.243cm" svg:x="46.485cm" svg:y="3.291cm" svg:viewBox="0 0 215 244" svg:d="M215 112v18h-176c2 27 10 47 25 60 14 14 34 21 59 21 14 0 29-2 42-5 14-4 28-9 41-17v37c-13 6-27 11-41 13-15 3-30 5-44 5-37 0-68-11-89-33-22-21-32-51-32-87 0-38 10-68 30-91 20-22 49-33 84-33 31 0 56 10 74 30s27 47 27 82zM177 101c0-21-6-38-17-50-12-12-27-19-45-19-22 0-39 7-51 18-14 12-22 29-23 51z">
          <text:p/>
        </draw:path>
        <draw:path draw:style-name="gr10" draw:text-style-name="P9" draw:layer="layout" svg:width="0.207cm" svg:height="0.328cm" svg:x="46.745cm" svg:y="3.206cm" svg:viewBox="0 0 208 329" svg:d="M170 126v-126h38v323h-38v-35c-8 14-18 24-32 31-12 6-26 10-43 10-28 0-51-11-69-33s-26-52-26-90c0-36 8-65 26-88 18-22 41-33 69-33 17 0 31 3 43 10 14 7 24 17 32 31zM39 206c0 29 6 51 17 68 12 16 27 23 48 23 20 0 36-7 49-23 11-17 17-39 17-68 0-27-6-49-17-65-13-16-29-24-49-24-21 0-36 8-48 24-11 16-17 38-17 65z">
          <text:p/>
        </draw:path>
        <draw:path draw:style-name="gr10" draw:text-style-name="P9" draw:layer="layout" svg:width="0.249cm" svg:height="0.32cm" svg:x="47.149cm" svg:y="3.214cm" svg:viewBox="0 0 250 321" svg:d="M250 29v44c-15-13-29-22-45-29-17-6-33-10-51-10-35 0-64 11-82 33-19 21-28 52-28 94 0 41 9 72 28 94 18 21 47 32 82 32 18 0 34-3 51-10 16-6 30-16 45-29v43c-15 11-31 18-47 22-16 5-33 8-51 8-47 0-85-14-112-43-27-28-40-67-40-117 0-51 13-90 40-118 27-29 65-43 112-43 18 0 36 2 52 7s31 12 46 22z">
          <text:p/>
        </draw:path>
        <draw:polygon draw:style-name="gr10" draw:text-style-name="P9" draw:layer="layout" svg:width="0.039cm" svg:height="0.322cm" svg:x="47.46cm" svg:y="3.206cm" svg:viewBox="0 0 40 323" draw:points="0,323 40,323 40,0 0,0">
          <text:p/>
        </draw:polygon>
        <draw:path draw:style-name="gr10" draw:text-style-name="P9" draw:layer="layout" svg:width="0.195cm" svg:height="0.243cm" svg:x="47.564cm" svg:y="3.291cm" svg:viewBox="0 0 196 244" svg:d="M121 121c-32 0-54 3-65 10-12 7-18 19-18 36 0 14 4 25 13 32 9 8 21 12 36 12 22 0 39-7 52-22s19-35 19-60v-8zM196 105v133h-38v-36c-9 14-20 25-32 32-14 6-30 10-49 10-23 0-43-7-57-20-13-14-20-32-20-54 0-26 8-46 26-59 17-13 43-20 78-20h54v-4c0-17-6-31-17-40-12-10-29-15-49-15-14 0-27 2-39 5-13 4-25 8-36 14v-35c13-5 27-9 40-12 13-2 26-4 38-4 35 0 60 9 76 26 17 18 25 44 25 79z">
          <text:p/>
        </draw:path>
        <draw:path draw:style-name="gr10" draw:text-style-name="P9" draw:layer="layout" svg:width="0.177cm" svg:height="0.243cm" svg:x="47.821cm" svg:y="3.291cm" svg:viewBox="0 0 178 244" svg:d="M165 12v36c-11-5-22-9-34-12s-24-4-36-4c-19 0-33 3-43 9-9 6-14 14-14 25 0 9 4 16 10 21 7 5 21 10 41 15l13 3c27 5 47 14 59 24 11 11 17 26 17 44 0 22-9 39-26 52-18 13-41 19-71 19-13 0-25-2-39-4-13-2-27-5-42-10v-41c14 8 28 13 41 17 14 4 27 5 41 5 18 0 32-3 41-9 10-6 15-14 15-26 0-10-4-18-11-24-7-5-22-11-46-16l-13-3c-23-5-41-12-51-23-11-10-16-24-16-42 0-21 8-38 23-50 16-12 38-18 66-18 14 0 27 1 40 3s25 5 35 9z">
          <text:p/>
        </draw:path>
        <draw:path draw:style-name="gr10" draw:text-style-name="P9" draw:layer="layout" svg:width="0.177cm" svg:height="0.243cm" svg:x="48.041cm" svg:y="3.291cm" svg:viewBox="0 0 178 244" svg:d="M166 12v36c-11-5-22-9-33-12-12-3-24-4-36-4-21 0-35 3-44 9-10 6-14 14-14 25 0 9 3 16 10 21s20 10 41 15l14 3c27 5 46 14 57 24 11 11 17 26 17 44 0 22-8 39-25 52s-41 19-71 19c-13 0-26-2-39-4-14-2-28-5-43-10v-41c14 8 28 13 42 17 13 4 27 5 40 5 19 0 33-3 43-9 9-6 14-14 14-26 0-10-4-18-10-24-7-5-22-11-47-16l-13-3c-24-5-41-12-51-23-11-10-16-24-16-42 0-21 8-38 23-50s37-18 66-18c15 0 28 1 41 3 12 2 23 5 34 9z">
          <text:p/>
        </draw:path>
        <draw:path draw:style-name="gr10" draw:text-style-name="P9" draw:layer="layout" svg:width="0.225cm" svg:height="0.309cm" svg:x="48.394cm" svg:y="3.219cm" svg:viewBox="0 0 226 310" svg:d="M141 38l-107 165h107zM130 0h52v203h44v34h-44v73h-41v-73h-141v-40z">
          <text:p/>
        </draw:path>
        <draw:path draw:style-name="gr10" draw:text-style-name="P9" draw:layer="layout" svg:width="0.338cm" svg:height="0.237cm" svg:x="22.843cm" svg:y="0.338cm" svg:viewBox="0 0 339 238" svg:d="M182 51c9-17 21-29 34-38 13-8 30-13 48-13 24 0 42 9 55 27 13 17 20 41 20 72v139h-38v-138c0-22-4-39-12-50-8-10-20-16-36-16-21 0-36 7-48 20-11 13-17 31-17 54v130h-38v-138c0-22-4-39-12-50-8-10-20-16-36-16-19 0-35 7-47 20-11 13-16 31-16 54v130h-39v-232h39v37c8-14 19-26 31-32 12-7 26-11 43-11s31 5 43 13c12 10 20 22 26 38z">
          <text:p/>
        </draw:path>
        <draw:path draw:style-name="gr10" draw:text-style-name="P9" draw:layer="layout" svg:width="0.214cm" svg:height="0.243cm" svg:x="23.241cm" svg:y="0.338cm" svg:viewBox="0 0 215 244" svg:d="M215 113v19h-176c2 26 10 46 24 60 14 13 33 20 59 20 14 0 29-2 42-5 14-3 29-9 42-16v36c-13 5-28 10-43 13-14 2-29 4-43 4-38 0-67-11-88-32-22-21-32-50-32-87 0-38 10-68 30-90 20-23 48-35 83-35 31 0 56 11 74 31 19 21 28 48 28 82zM176 102c0-21-6-37-17-50-12-12-27-18-46-18-21 0-38 6-50 18-13 12-21 29-22 50z">
          <text:p/>
        </draw:path>
        <draw:path draw:style-name="gr10" draw:text-style-name="P9" draw:layer="layout" svg:width="0.144cm" svg:height="0.297cm" svg:x="23.489cm" svg:y="0.278cm" svg:viewBox="0 0 145 298" svg:d="M67 0v66h78v29h-78v127c0 19 3 32 8 37s15 8 31 8h39v31h-39c-29 0-50-5-62-16-11-11-16-31-16-60v-127h-28v-29h28v-66z">
          <text:p/>
        </draw:path>
        <draw:path draw:style-name="gr10" draw:text-style-name="P9" draw:layer="layout" svg:width="0.194cm" svg:height="0.321cm" svg:x="23.682cm" svg:y="0.254cm" svg:viewBox="0 0 195 322" svg:d="M195 182v140h-38v-139c0-22-6-38-14-49-9-11-21-17-38-17-21 0-37 7-49 20s-18 31-18 54v131h-38v-322h38v126c9-14 20-24 32-31 13-7 27-11 43-11 26 0 48 9 61 25 14 17 21 41 21 73z">
          <text:p/>
        </draw:path>
        <draw:path draw:style-name="gr10" draw:text-style-name="P9" draw:layer="layout" svg:width="0.213cm" svg:height="0.243cm" svg:x="23.935cm" svg:y="0.338cm" svg:viewBox="0 0 214 244" svg:d="M106 34c-20 0-36 8-48 24s-18 37-18 65 6 49 18 65c12 17 28 24 48 24 22 0 38-7 50-24 12-16 17-37 17-65 0-27-5-49-17-65s-28-24-50-24zM106 0c34 0 60 11 79 34 19 21 29 51 29 89s-10 68-29 89-45 32-79 32c-33 0-59-11-78-32-18-21-28-51-28-89s10-68 28-89c19-23 45-34 78-34z">
          <text:p/>
        </draw:path>
        <draw:path draw:style-name="gr10" draw:text-style-name="P9" draw:layer="layout" svg:width="0.207cm" svg:height="0.327cm" svg:x="24.194cm" svg:y="0.254cm" svg:viewBox="0 0 208 328" svg:d="M170 125v-125h38v322h-38v-34c-8 14-18 24-30 30-14 7-28 10-45 10-28 0-51-11-68-33-18-22-27-52-27-89s9-66 27-88c17-22 40-34 68-34 17 0 31 4 45 11 12 6 22 16 30 30zM40 206c0 28 5 51 17 67 11 16 27 24 47 24s37-8 49-24c11-16 17-39 17-67s-6-50-17-66c-12-16-29-24-49-24s-36 8-47 24c-12 16-17 38-17 66z">
          <text:p/>
        </draw:path>
        <draw:path draw:style-name="gr10" draw:text-style-name="P9" draw:layer="layout" svg:width="0.265cm" svg:height="0.12cm" svg:x="24.619cm" svg:y="0.383cm" svg:viewBox="0 0 266 121" svg:d="M0 0h266v36h-266zM0 85h266v36h-266z">
          <text:p/>
        </draw:path>
        <draw:path draw:style-name="gr10" draw:text-style-name="P9" draw:layer="layout" svg:width="0.145cm" svg:height="0.297cm" svg:x="25.075cm" svg:y="0.278cm" svg:viewBox="0 0 146 298" svg:d="M67 0v66h79v29h-79v127c0 19 3 32 8 37s16 8 32 8h39v31h-39c-30 0-50-5-62-16-11-11-17-31-17-60v-127h-28v-29h28v-66z">
          <text:p/>
        </draw:path>
        <draw:polygon draw:style-name="gr10" draw:text-style-name="P9" draw:layer="layout" svg:width="0.112cm" svg:height="0.034cm" svg:x="25.25cm" svg:y="0.442cm" svg:viewBox="0 0 113 35" draw:points="0,35 113,35 113,0 0,0">
          <text:p/>
        </draw:polygon>
        <draw:path draw:style-name="gr10" draw:text-style-name="P9" draw:layer="layout" svg:width="0.217cm" svg:height="0.32cm" svg:x="25.411cm" svg:y="0.261cm" svg:viewBox="0 0 218 321" svg:d="M199 16v41c-16-8-31-14-45-17-14-4-28-6-40-6-23 0-42 5-54 13-13 9-19 22-19 38 0 14 4 24 13 31 8 7 23 13 47 17l26 5c31 6 53 16 68 31s23 35 23 61c0 30-10 53-30 68-21 15-50 23-88 23-16 0-32-2-48-5-17-3-34-7-51-14v-43c17 9 33 17 49 21 16 5 32 7 50 7 23 0 41-4 55-14 12-9 19-22 19-40 0-16-5-28-14-36-9-9-24-15-46-19l-25-5c-32-6-55-16-69-30-14-13-20-31-20-55 0-27 9-48 28-64s46-24 81-24c14 0 29 2 44 4 15 3 30 7 46 12z">
          <text:p/>
        </draw:path>
        <draw:polygon draw:style-name="gr10" draw:text-style-name="P9" draw:layer="layout" svg:width="0.234cm" svg:height="0.308cm" svg:x="25.693cm" svg:y="0.267cm" svg:viewBox="0 0 235 309" draw:points="0,0 57,0 194,259 194,0 235,0 235,309 178,309 41,50 41,309 0,309">
          <text:p/>
        </draw:polygon>
        <draw:polygon draw:style-name="gr10" draw:text-style-name="P9" draw:layer="layout" svg:width="0.198cm" svg:height="0.308cm" svg:x="26.01cm" svg:y="0.267cm" svg:viewBox="0 0 199 309" draw:points="0,0 196,0 196,35 42,35 42,126 189,126 189,162 42,162 42,274 199,274 199,309 0,309">
          <text:p/>
        </draw:polygon>
        <draw:path draw:style-name="gr10" draw:text-style-name="P9" draw:layer="layout" svg:width="0.094cm" svg:height="0.377cm" svg:x="26.407cm" svg:y="0.254cm" svg:viewBox="0 0 95 378" svg:d="M95 0c-18 32-32 64-42 95-9 30-13 62-13 93 0 33 4 64 13 95 10 32 24 63 42 95h-33c-21-33-37-64-47-96s-15-63-15-94c0-30 5-61 15-92 10-32 25-63 47-96z">
          <text:p/>
        </draw:path>
        <draw:polygon draw:style-name="gr10" draw:text-style-name="P9" draw:layer="layout" svg:width="0.184cm" svg:height="0.308cm" svg:x="26.582cm" svg:y="0.267cm" svg:viewBox="0 0 185 309" draw:points="6,274 75,274 75,38 0,53 0,15 75,0 116,0 116,274 185,274 185,309 6,309">
          <text:p/>
        </draw:polygon>
        <draw:path draw:style-name="gr10" draw:text-style-name="P9" draw:layer="layout" svg:width="0.095cm" svg:height="0.377cm" svg:x="26.838cm" svg:y="0.254cm" svg:viewBox="0 0 96 378" svg:d="M0 0h33c21 33 36 64 47 96 10 31 16 62 16 92 0 31-6 62-16 94-11 32-26 63-47 96h-33c19-32 32-63 41-95 9-31 14-62 14-95 0-31-5-63-14-93-9-31-22-63-41-95z">
          <text:p/>
        </draw:path>
      </draw:page>
      <draw:page draw:name="page2" draw:style-name="dp1" draw:master-page-name="master-page3">
        <draw:polygon draw:style-name="gr9" draw:text-style-name="P8" draw:layer="layout" svg:width="9.42cm" svg:height="2.943cm" svg:x="28.555cm" svg:y="4.098cm" svg:viewBox="0 0 9421 2944" draw:points="1915,0 0,2248 7070,2944 9421,2611 6587,1441">
          <text:p/>
        </draw:polygon>
        <draw:g>
          <draw:polygon draw:style-name="gr17" draw:text-style-name="P10" draw:layer="layout" svg:width="5.444cm" svg:height="5.482cm" svg:x="1.452cm" svg:y="9.241cm" svg:viewBox="0 0 5445 5483" draw:points="0,2325 2757,937 5445,0 5374,3436 3394,5483">
            <text:p/>
          </draw:polygon>
          <draw:polygon draw:style-name="gr17" draw:text-style-name="P10" draw:layer="layout" svg:width="5.172cm" svg:height="2.965cm" svg:x="1.793cm" svg:y="3.103cm" svg:viewBox="0 0 5173 2966" draw:points="0,2621 1483,897 2724,0 3793,138 4586,1104 5173,2966">
            <text:p/>
          </draw:polygon>
          <draw:polygon draw:style-name="gr8" draw:text-style-name="P7" draw:layer="layout" svg:width="4.538cm" svg:height="4.098cm" svg:x="2.056cm" svg:y="9.942cm" svg:viewBox="0 0 4539 4099" draw:points="4539,2023 2199,0 390,621 19,2035 0,2714 2044,3841 2939,4099">
            <text:p/>
          </draw:polygon>
          <draw:polygon draw:style-name="gr8" draw:text-style-name="P7" draw:layer="layout" svg:width="9.985cm" svg:height="9.187cm" svg:x="13.595cm" svg:y="4.283cm" svg:viewBox="0 0 9986 9188" draw:points="9986,719 0,0 947,8859 1125,9188 5994,8658 9020,6161">
            <text:p/>
          </draw:polygon>
          <draw:polygon draw:style-name="gr15" draw:text-style-name="P8" draw:layer="layout" svg:width="9.985cm" svg:height="8.562cm" svg:x="42.352cm" svg:y="4.596cm" svg:viewBox="0 0 9986 8563" draw:points="7722,8563 9986,1504 4999,390 0,0 2746,5078">
            <text:p/>
          </draw:polygon>
          <draw:polygon draw:style-name="gr8" draw:text-style-name="P7" draw:layer="layout" svg:width="2.117cm" svg:height="1.56cm" svg:x="46.596cm" svg:y="9.348cm" svg:viewBox="0 0 2118 1561" draw:points="2118,963 1029,0 206,569 0,1404 0,1444 61,1460 1164,1561 1565,1536">
            <text:p/>
          </draw:polygon>
          <draw:polygon draw:style-name="gr18" draw:text-style-name="P11" draw:layer="layout" svg:width="9.172cm" svg:height="4.447cm" svg:x="27.931cm" svg:y="9.276cm" svg:viewBox="0 0 9173 4448" draw:points="517,552 3345,0 7828,310 9173,2793 7345,4448 2483,3724 0,2345">
            <text:p/>
          </draw:polygon>
          <draw:polygon draw:style-name="gr18" draw:text-style-name="P11" draw:layer="layout" svg:width="2.999cm" svg:height="2.343cm" svg:x="30.241cm" svg:y="4.897cm" svg:viewBox="0 0 3000 2344" draw:points="0,2344 311,1339 1725,0 3000,1190 2932,2121">
            <text:p/>
          </draw:polygon>
          <draw:polygon draw:style-name="gr7" draw:text-style-name="P6" draw:layer="layout" svg:width="2.628cm" svg:height="1.737cm" svg:x="2.943cm" svg:y="7.024cm" svg:viewBox="0 0 2629 1738" draw:points="2629,560 1252,0 197,666 0,1122 173,1738 2089,1293">
            <text:p/>
          </draw:polygon>
          <draw:path draw:style-name="gr10" draw:text-style-name="P9" draw:layer="layout" svg:width="0.303cm" svg:height="0.36cm" svg:x="3.522cm" svg:y="16.002cm" svg:viewBox="0 0 304 361" svg:d="M49 41v280h59c49 0 86-11 109-34 23-22 35-58 35-106 0-49-12-84-35-106-23-23-60-34-109-34zM0 0h101c69 0 121 15 154 44 33 30 49 75 49 137s-17 107-49 137c-34 29-85 43-154 43h-101z">
            <text:p/>
          </draw:path>
          <draw:path draw:style-name="gr10" draw:text-style-name="P9" draw:layer="layout" svg:width="0.044cm" svg:height="0.375cm" svg:x="3.901cm" svg:y="15.987cm" svg:viewBox="0 0 45 376" svg:d="M0 105h45v271h-45zM0 0h45v56h-45z">
            <text:p/>
          </draw:path>
          <draw:path draw:style-name="gr10" draw:text-style-name="P9" draw:layer="layout" svg:width="0.394cm" svg:height="0.277cm" svg:x="4.037cm" svg:y="16.085cm" svg:viewBox="0 0 395 278" svg:d="M212 59c11-20 25-34 40-44s33-15 55-15c27 0 49 10 64 30 16 20 24 49 24 85v163h-45v-161c0-26-5-45-14-59-9-13-23-19-42-19-23 0-41 8-54 24-14 16-20 36-20 62v153h-45v-161c0-26-5-45-13-59-10-13-24-19-43-19-24 0-42 8-55 24-14 16-20 36-20 62v153h-44v-271h44v42c10-16 22-29 37-37 13-8 31-12 51-12s36 5 50 15 23 25 30 44z">
            <text:p/>
          </draw:path>
          <draw:polygon draw:style-name="gr10" draw:text-style-name="P9" draw:layer="layout" svg:width="0.214cm" svg:height="0.36cm" svg:x="4.684cm" svg:y="16.002cm" svg:viewBox="0 0 215 361" draw:points="7,320 86,320 86,45 0,63 0,17 86,0 136,0 136,320 215,320 215,361 7,361">
            <text:p/>
          </draw:polygon>
          <draw:path draw:style-name="gr10" draw:text-style-name="P9" draw:layer="layout" svg:width="0.36cm" svg:height="0.302cm" svg:x="0.269cm" svg:y="9.261cm" svg:viewBox="0 0 361 303" svg:d="M40 255h281v-60c0-50-11-86-34-109s-59-35-107-35c-49 0-84 12-107 35-22 23-33 59-33 109zM0 303v-101c0-69 15-121 43-153 29-33 75-49 137-49s108 16 137 49c30 33 44 84 44 153v101z">
            <text:p/>
          </draw:path>
          <draw:path draw:style-name="gr10" draw:text-style-name="P9" draw:layer="layout" svg:width="0.375cm" svg:height="0.044cm" svg:x="0.254cm" svg:y="9.141cm" svg:viewBox="0 0 376 45" svg:d="M105 45v-45h271v45zM0 45v-45h56v45z">
            <text:p/>
          </draw:path>
          <draw:path draw:style-name="gr10" draw:text-style-name="P9" draw:layer="layout" svg:width="0.277cm" svg:height="0.394cm" svg:x="0.352cm" svg:y="8.655cm" svg:viewBox="0 0 278 395" svg:d="M59 182c-20-10-34-24-44-39s-15-34-15-55c0-28 10-49 30-65 20-15 49-23 85-23h163v45h-162c-25 0-45 5-58 13-13 10-19 24-19 42 0 24 8 42 24 55 15 14 36 20 62 20h153v45h-162c-25 0-45 5-58 14-13 10-19 24-19 43 0 22 8 41 24 54 15 13 36 20 62 20h153v44h-271v-44h42c-17-10-29-22-37-37-8-14-12-30-12-50s5-36 15-50c10-15 25-25 44-32z">
            <text:p/>
          </draw:path>
          <draw:path draw:style-name="gr10" draw:text-style-name="P9" draw:layer="layout" svg:width="0.367cm" svg:height="0.229cm" svg:x="0.262cm" svg:y="8.191cm" svg:viewBox="0 0 368 230" svg:d="M327 171v-171h41v230h-41c-19-18-46-43-78-75-32-33-53-53-62-62-18-16-32-26-45-32-12-6-24-10-36-10-19 0-34 7-46 21-12 13-19 30-19 52 0 16 3 33 8 49 6 17 14 35 25 55h-50c-8-20-14-38-18-55s-6-33-6-48c0-37 10-67 29-89 18-22 43-34 74-34 15 0 29 3 42 9 13 5 29 15 47 30 5 4 18 17 41 38 22 22 53 53 94 92z">
            <text:p/>
          </draw:path>
          <draw:line draw:style-name="gr12" draw:text-style-name="P5" draw:layer="layout" svg:x1="0.996cm" svg:y1="15.722cm" svg:x2="0.996cm" svg:y2="2.032cm">
            <text:p/>
          </draw:line>
          <draw:line draw:style-name="gr12" draw:text-style-name="P5" draw:layer="layout" svg:x1="7.422cm" svg:y1="15.722cm" svg:x2="7.422cm" svg:y2="2.032cm">
            <text:p/>
          </draw:line>
          <draw:line draw:style-name="gr12" draw:text-style-name="P5" draw:layer="layout" svg:x1="0.996cm" svg:y1="15.722cm" svg:x2="7.422cm" svg:y2="15.722cm">
            <text:p/>
          </draw:line>
          <draw:line draw:style-name="gr12" draw:text-style-name="P5" draw:layer="layout" svg:x1="0.996cm" svg:y1="2.032cm" svg:x2="7.422cm" svg:y2="2.032cm">
            <text:p/>
          </draw:line>
          <draw:path draw:style-name="gr10" draw:text-style-name="P9" draw:layer="layout" svg:width="0.199cm" svg:height="0.309cm" svg:x="2.954cm" svg:y="1.511cm" svg:viewBox="0 0 200 310" svg:d="M42 35v116h52c20 0 34-5 46-15 11-10 16-25 16-43 0-19-5-33-16-43-12-10-26-15-46-15zM0 0h94c34 0 62 8 79 24 18 16 27 38 27 69 0 30-9 53-27 69-17 15-45 24-79 24h-52v124h-42z">
            <text:p/>
          </draw:path>
          <draw:path draw:style-name="gr10" draw:text-style-name="P9" draw:layer="layout" svg:width="0.135cm" svg:height="0.237cm" svg:x="3.199cm" svg:y="1.583cm" svg:viewBox="0 0 136 238" svg:d="M136 41c-4-3-9-4-14-6-5-1-10-1-17-1-22 0-38 7-50 21-11 14-17 34-17 60v123h-38v-233h38v36c8-14 18-24 31-31s28-10 48-10c2 0 5 0 9 0 3 1 6 1 10 2z">
            <text:p/>
          </draw:path>
          <draw:path draw:style-name="gr10" draw:text-style-name="P9" draw:layer="layout" svg:width="0.214cm" svg:height="0.242cm" svg:x="3.349cm" svg:y="1.583cm" svg:viewBox="0 0 215 243" svg:d="M215 112v18h-175c1 26 9 47 23 60 14 14 34 21 59 21 15 0 29-2 43-5 13-4 28-9 42-17v36c-14 6-29 12-43 14-15 3-30 4-44 4-37 0-66-10-88-32s-32-51-32-88 10-67 30-90c21-22 49-33 83-33 32 0 56 10 75 30 18 20 27 47 27 82zM176 101c0-21-6-38-17-50-11-13-27-19-45-19-21 0-38 6-51 18s-20 29-22 51z">
            <text:p/>
          </draw:path>
          <draw:path draw:style-name="gr10" draw:text-style-name="P9" draw:layer="layout" svg:width="0.207cm" svg:height="0.327cm" svg:x="3.609cm" svg:y="1.498cm" svg:viewBox="0 0 208 328" svg:d="M170 125v-125h38v323h-38v-36c-8 15-18 25-30 32-13 6-27 9-44 9-28 0-51-11-69-34-18-22-27-51-27-88 0-36 9-65 27-88 18-22 41-33 69-33 17 0 31 3 44 10 12 7 22 17 30 30zM41 206c0 28 5 50 16 66 12 16 28 24 48 24s36-8 48-24c11-16 17-38 17-66s-6-49-17-65c-12-16-28-24-48-24s-36 8-48 24c-11 16-16 37-16 65z">
            <text:p/>
          </draw:path>
          <draw:path draw:style-name="gr10" draw:text-style-name="P9" draw:layer="layout" svg:width="0.249cm" svg:height="0.319cm" svg:x="4.013cm" svg:y="1.506cm" svg:viewBox="0 0 250 320" svg:d="M250 29v44c-14-13-29-22-45-29s-33-10-51-10c-35 0-62 11-82 33-19 21-28 52-28 93 0 40 9 72 28 94 20 22 47 32 82 32 18 0 35-2 51-9s31-16 45-30v44c-15 10-31 17-47 22s-33 7-51 7c-47 0-85-14-112-42s-40-68-40-118 13-89 40-118c27-28 65-42 112-42 18 0 36 2 52 7s32 12 46 22z">
            <text:p/>
          </draw:path>
          <draw:polygon draw:style-name="gr10" draw:text-style-name="P9" draw:layer="layout" svg:width="0.038cm" svg:height="0.322cm" svg:x="4.325cm" svg:y="1.498cm" svg:viewBox="0 0 39 323" draw:points="0,323 39,323 39,0 0,0">
            <text:p/>
          </draw:polygon>
          <draw:path draw:style-name="gr10" draw:text-style-name="P9" draw:layer="layout" svg:width="0.195cm" svg:height="0.242cm" svg:x="4.428cm" svg:y="1.583cm" svg:viewBox="0 0 196 243" svg:d="M120 120c-31 0-52 4-64 11s-18 19-18 36c0 14 4 25 13 32 9 8 21 12 37 12 21 0 38-7 50-22 13-15 20-35 20-60v-9zM196 105v133h-38v-36c-9 14-20 24-33 32-13 6-29 9-48 9-23 0-42-6-56-20-14-13-21-31-21-53 0-26 8-46 26-59s43-20 78-20h54v-4c0-17-7-31-18-41-11-9-27-14-48-14-14 0-26 2-39 5s-25 8-36 14v-35c13-5 27-9 40-12s26-4 39-4c33 0 58 9 76 26 16 17 24 44 24 79z">
            <text:p/>
          </draw:path>
          <draw:path draw:style-name="gr10" draw:text-style-name="P9" draw:layer="layout" svg:width="0.177cm" svg:height="0.242cm" svg:x="4.685cm" svg:y="1.583cm" svg:viewBox="0 0 178 243" svg:d="M166 12v36c-12-5-23-9-35-12s-24-4-36-4c-19 0-33 2-43 8-9 6-14 15-14 26 0 9 4 16 11 21 6 5 20 10 40 14l13 3c27 6 46 15 59 25 11 10 17 25 17 44 0 22-9 38-27 51-16 13-40 19-70 19-13 0-25-1-39-3-13-2-27-6-42-12v-39c14 8 28 13 41 17 14 3 27 5 41 5 18 0 32-3 41-9 10-6 15-15 15-26 0-10-4-18-11-24-6-5-22-11-45-16l-14-3c-23-5-41-13-51-23s-15-24-15-42c0-22 7-39 22-50 16-12 38-18 66-18 14 0 28 1 40 3 13 2 24 5 36 9z">
            <text:p/>
          </draw:path>
          <draw:path draw:style-name="gr10" draw:text-style-name="P9" draw:layer="layout" svg:width="0.177cm" svg:height="0.242cm" svg:x="4.905cm" svg:y="1.583cm" svg:viewBox="0 0 178 243" svg:d="M166 12v36c-11-5-22-9-33-12-12-3-25-4-37-4-19 0-34 2-43 8s-14 15-14 26c0 9 3 16 10 21s20 10 41 14l13 3c28 6 47 15 58 25s17 25 17 44c0 22-8 38-25 51s-41 19-71 19c-13 0-26-1-39-3-14-2-28-6-43-12v-39c14 8 28 13 42 17 13 3 27 5 41 5 17 0 32-3 42-9 9-6 14-15 14-26 0-10-3-18-10-24-7-5-23-11-47-16l-13-3c-24-5-41-13-51-23-11-10-16-24-16-42 0-22 8-39 23-50 15-12 37-18 66-18 14 0 28 1 41 3 12 2 24 5 34 9z">
            <text:p/>
          </draw:path>
          <draw:polygon draw:style-name="gr10" draw:text-style-name="P9" draw:layer="layout" svg:width="0.184cm" svg:height="0.309cm" svg:x="5.284cm" svg:y="1.511cm" svg:viewBox="0 0 185 310" draw:points="6,275 74,275 74,38 0,53 0,15 74,0 117,0 117,275 185,275 185,310 6,310">
            <text:p/>
          </draw:polygon>
          <draw:path draw:style-name="gr10" draw:text-style-name="P9" draw:layer="layout" svg:width="0.303cm" svg:height="0.36cm" svg:x="17.901cm" svg:y="14.669cm" svg:viewBox="0 0 304 361" svg:d="M49 40v281h60c49 0 86-11 109-33 23-24 34-60 34-108 0-49-11-84-34-106-23-23-60-34-109-34zM0 0h101c70 0 121 15 154 44 32 29 49 74 49 136s-17 109-50 138c-32 29-84 43-153 43h-101z">
            <text:p/>
          </draw:path>
          <draw:path draw:style-name="gr10" draw:text-style-name="P9" draw:layer="layout" svg:width="0.045cm" svg:height="0.375cm" svg:x="18.279cm" svg:y="14.654cm" svg:viewBox="0 0 46 376" svg:d="M0 105h46v271h-46zM0 0h46v56h-46z">
            <text:p/>
          </draw:path>
          <draw:path draw:style-name="gr10" draw:text-style-name="P9" draw:layer="layout" svg:width="0.394cm" svg:height="0.276cm" svg:x="18.415cm" svg:y="14.753cm" svg:viewBox="0 0 395 277" svg:d="M212 59c11-20 24-34 40-44 15-11 33-15 55-15 28 0 50 9 65 30 15 20 23 48 23 84v163h-44v-161c0-26-5-45-14-58s-23-19-43-19c-23 0-42 8-55 23-13 16-20 36-20 62v153h-44v-161c0-26-5-45-14-58s-24-19-42-19c-23 0-41 8-55 23-13 16-19 36-19 62v153h-45v-271h45v43c9-16 22-29 36-38 14-8 31-11 50-11 20 0 37 4 50 15 14 10 24 25 31 44z">
            <text:p/>
          </draw:path>
          <draw:polygon draw:style-name="gr10" draw:text-style-name="P9" draw:layer="layout" svg:width="0.214cm" svg:height="0.36cm" svg:x="19.063cm" svg:y="14.669cm" svg:viewBox="0 0 215 361" draw:points="7,320 86,320 86,45 0,62 0,17 86,0 135,0 135,320 215,320 215,361 7,361">
            <text:p/>
          </draw:polygon>
          <draw:path draw:style-name="gr10" draw:text-style-name="P9" draw:layer="layout" svg:width="0.36cm" svg:height="0.302cm" svg:x="11.869cm" svg:y="9.261cm" svg:viewBox="0 0 361 303" svg:d="M40 255h281v-60c0-50-10-86-33-109s-58-35-108-35c-48 0-83 12-106 35-22 23-34 59-34 109zM0 303v-101c0-69 15-121 44-153 29-33 74-49 136-49 63 0 109 16 138 49s43 84 43 153v101z">
            <text:p/>
          </draw:path>
          <draw:path draw:style-name="gr10" draw:text-style-name="P9" draw:layer="layout" svg:width="0.375cm" svg:height="0.044cm" svg:x="11.854cm" svg:y="9.141cm" svg:viewBox="0 0 376 45" svg:d="M105 45v-45h271v45zM0 45v-45h56v45z">
            <text:p/>
          </draw:path>
          <draw:path draw:style-name="gr10" draw:text-style-name="P9" draw:layer="layout" svg:width="0.276cm" svg:height="0.394cm" svg:x="11.953cm" svg:y="8.655cm" svg:viewBox="0 0 277 395" svg:d="M59 182c-21-10-35-24-45-39-9-15-14-34-14-55 0-28 10-49 29-65 20-15 49-23 85-23h163v45h-161c-26 0-45 5-58 13-13 10-20 24-20 42 0 24 8 42 25 55 15 14 36 20 62 20h152v45h-161c-26 0-45 5-58 14-13 10-20 24-20 43 0 22 8 41 25 54 15 13 36 20 62 20h152v44h-271v-44h42c-16-10-28-22-36-37-8-14-12-30-12-50s5-36 15-50c10-15 24-25 44-32z">
            <text:p/>
          </draw:path>
          <draw:path draw:style-name="gr10" draw:text-style-name="P9" draw:layer="layout" svg:width="0.366cm" svg:height="0.229cm" svg:x="11.863cm" svg:y="8.191cm" svg:viewBox="0 0 367 230" svg:d="M326 171v-171h41v230h-41c-18-18-44-43-77-75-32-33-52-53-62-62-17-16-32-26-44-32s-24-10-36-10c-19 0-35 7-47 21-12 13-18 30-18 52 0 16 3 33 8 49 5 17 13 35 24 55h-50c-8-20-14-38-18-55s-6-33-6-48c0-37 9-67 28-89 20-22 45-34 76-34 15 0 29 3 42 9 13 5 29 15 47 30 5 4 18 17 40 38 22 22 53 53 93 92z">
            <text:p/>
          </draw:path>
          <draw:line draw:style-name="gr12" draw:text-style-name="P5" draw:layer="layout" svg:x1="12.597cm" svg:y1="14.389cm" svg:x2="12.597cm" svg:y2="3.364cm">
            <text:p/>
          </draw:line>
          <draw:line draw:style-name="gr12" draw:text-style-name="P5" draw:layer="layout" svg:x1="24.579cm" svg:y1="14.389cm" svg:x2="24.579cm" svg:y2="3.364cm">
            <text:p/>
          </draw:line>
          <draw:line draw:style-name="gr12" draw:text-style-name="P5" draw:layer="layout" svg:x1="12.597cm" svg:y1="14.389cm" svg:x2="24.579cm" svg:y2="14.389cm">
            <text:p/>
          </draw:line>
          <draw:line draw:style-name="gr12" draw:text-style-name="P5" draw:layer="layout" svg:x1="12.597cm" svg:y1="3.364cm" svg:x2="24.579cm" svg:y2="3.364cm">
            <text:p/>
          </draw:line>
          <draw:path draw:style-name="gr10" draw:text-style-name="P9" draw:layer="layout" svg:width="0.2cm" svg:height="0.309cm" svg:x="17.332cm" svg:y="2.844cm" svg:viewBox="0 0 201 310" svg:d="M42 34v117h54c19 0 34-4 45-14 10-11 16-25 16-44s-6-33-16-43c-11-10-26-16-45-16zM0 0h96c34 0 60 8 78 24s27 38 27 69-9 54-27 69c-18 16-44 24-78 24h-54v124h-42z">
            <text:p/>
          </draw:path>
          <draw:path draw:style-name="gr10" draw:text-style-name="P9" draw:layer="layout" svg:width="0.135cm" svg:height="0.237cm" svg:x="17.578cm" svg:y="2.916cm" svg:viewBox="0 0 136 238" svg:d="M136 41c-4-3-9-4-14-6-5-1-11-1-16-1-22 0-39 7-50 22-12 14-18 34-18 60v122h-38v-233h38v36c8-14 19-24 32-31 12-7 28-10 47-10 2 0 5 0 8 0 3 1 7 1 11 2z">
            <text:p/>
          </draw:path>
          <draw:path draw:style-name="gr10" draw:text-style-name="P9" draw:layer="layout" svg:width="0.215cm" svg:height="0.242cm" svg:x="17.727cm" svg:y="2.916cm" svg:viewBox="0 0 216 243" svg:d="M216 112v19h-176c2 26 10 47 24 60 14 14 33 21 59 21 14 0 30-2 43-6 14-3 28-8 41-16v36c-13 6-27 11-42 13-14 3-30 4-44 4-38 0-67-10-88-31-22-22-33-51-33-88 0-38 11-68 31-91 20-22 48-33 83-33 32 0 57 10 75 30s27 47 27 82zM178 100c0-20-6-37-17-49-12-13-28-19-47-19-21 0-38 6-50 18-13 12-21 29-22 50z">
            <text:p/>
          </draw:path>
          <draw:path draw:style-name="gr10" draw:text-style-name="P9" draw:layer="layout" svg:width="0.207cm" svg:height="0.327cm" svg:x="17.988cm" svg:y="2.831cm" svg:viewBox="0 0 208 328" svg:d="M170 125v-125h38v323h-38v-35c-8 14-18 24-31 31-12 6-27 9-44 9-28 0-51-11-69-33-18-23-26-52-26-89 0-36 8-65 26-88 18-22 41-33 69-33 17 0 32 3 44 10 13 7 23 17 31 30zM39 206c0 28 6 50 17 66 12 17 27 25 48 25 20 0 37-8 48-25 12-16 18-38 18-66s-6-49-18-65c-11-16-28-25-48-25-21 0-36 9-48 25-11 16-17 37-17 65z">
            <text:p/>
          </draw:path>
          <draw:path draw:style-name="gr10" draw:text-style-name="P9" draw:layer="layout" svg:width="0.249cm" svg:height="0.319cm" svg:x="18.392cm" svg:y="2.839cm" svg:viewBox="0 0 250 320" svg:d="M250 29v44c-15-13-30-23-46-29-16-7-32-10-50-10-36 0-63 11-82 33-19 21-28 52-28 93s9 73 28 94c19 22 46 32 82 32 18 0 34-3 50-9 16-7 31-16 46-30v44c-15 10-31 17-47 22s-33 7-52 7c-46 0-84-14-111-42s-40-67-40-118c0-50 13-89 40-118 27-28 65-42 111-42 19 0 36 2 52 7 17 5 32 12 47 22z">
            <text:p/>
          </draw:path>
          <draw:polygon draw:style-name="gr10" draw:text-style-name="P9" draw:layer="layout" svg:width="0.038cm" svg:height="0.322cm" svg:x="18.703cm" svg:y="2.831cm" svg:viewBox="0 0 39 323" draw:points="0,323 39,323 39,0 0,0">
            <text:p/>
          </draw:polygon>
          <draw:path draw:style-name="gr10" draw:text-style-name="P9" draw:layer="layout" svg:width="0.195cm" svg:height="0.242cm" svg:x="18.807cm" svg:y="2.916cm" svg:viewBox="0 0 196 243" svg:d="M120 121c-31 0-52 4-64 11-11 7-17 19-17 36 0 13 4 24 13 32s21 12 36 12c21 0 38-7 51-22s19-35 19-60v-9zM196 105v133h-38v-35c-9 14-20 24-33 31-12 6-28 9-47 9-24 0-43-6-57-19-15-13-21-31-21-54 0-25 8-45 27-58 17-14 43-21 78-21h53v-4c0-17-6-31-17-41-12-9-28-14-49-14-13 0-26 2-39 5-12 3-24 8-36 14v-35c14-5 28-10 41-12 13-3 26-4 38-4 34 0 59 9 75 26 17 17 25 44 25 79z">
            <text:p/>
          </draw:path>
          <draw:path draw:style-name="gr10" draw:text-style-name="P9" draw:layer="layout" svg:width="0.177cm" svg:height="0.242cm" svg:x="19.063cm" svg:y="2.916cm" svg:viewBox="0 0 178 243" svg:d="M166 12v36c-11-5-22-9-33-12-12-3-24-5-36-5-19 0-34 3-43 9s-14 15-14 26c0 9 3 16 10 21s20 10 41 14l13 3c27 7 46 16 58 26 11 10 16 25 16 44 0 21-8 38-25 51-17 12-41 18-70 18-13 0-26-1-39-3-15-2-29-6-44-11v-39c14 8 28 13 43 16 14 4 27 6 41 6 17 0 31-3 41-9 9-6 14-15 14-26 0-10-3-18-10-24-7-5-22-11-46-16l-13-3c-24-5-42-13-52-23-11-11-16-25-16-43 0-22 8-39 23-50 16-12 38-18 67-18 14 0 27 1 40 3 12 2 24 5 34 9z">
            <text:p/>
          </draw:path>
          <draw:path draw:style-name="gr10" draw:text-style-name="P9" draw:layer="layout" svg:width="0.177cm" svg:height="0.242cm" svg:x="19.284cm" svg:y="2.916cm" svg:viewBox="0 0 178 243" svg:d="M166 12v36c-12-5-23-9-35-12s-23-5-36-5c-19 0-33 3-42 9-10 6-14 15-14 26 0 9 3 16 10 21s20 10 40 14l13 3c28 7 47 16 58 26 12 10 18 25 18 44 0 21-8 38-26 51-17 12-41 18-71 18-12 0-25-1-39-3-13-2-27-6-42-11v-39c14 8 28 13 42 16 13 4 27 6 40 6 18 0 32-3 42-9 9-6 14-15 14-26 0-10-4-18-11-24-6-5-22-11-45-16l-13-3c-24-5-41-13-52-23-10-11-15-25-15-43 0-22 7-39 23-50 15-12 37-18 66-18 14 0 27 1 39 3 13 2 24 5 36 9z">
            <text:p/>
          </draw:path>
          <draw:path draw:style-name="gr10" draw:text-style-name="P9" draw:layer="layout" svg:width="0.196cm" svg:height="0.314cm" svg:x="19.647cm" svg:y="2.839cm" svg:viewBox="0 0 197 315" svg:d="M52 280h145v35h-197v-35c16-16 38-38 66-66 27-28 44-46 52-54 13-15 23-28 28-39 5-10 8-21 8-31 0-16-6-29-18-40-11-10-26-15-45-15-13 0-27 2-42 7-14 4-30 11-47 20v-42c17-7 33-12 47-15 16-4 29-5 42-5 31 0 57 8 76 24s29 37 29 64c0 12-3 25-8 36-4 11-13 26-25 41-4 4-15 16-33 35-19 19-45 45-78 80z">
            <text:p/>
          </draw:path>
          <draw:path draw:style-name="gr10" draw:text-style-name="P9" draw:layer="layout" svg:width="0.302cm" svg:height="0.36cm" svg:x="32.28cm" svg:y="14.891cm" svg:viewBox="0 0 303 361" svg:d="M48 40v281h59c50 0 87-11 110-34s35-58 35-107c0-48-12-83-35-106-23-22-60-34-110-34zM0 0h100c69 0 122 14 154 43 33 30 49 76 49 137 0 63-16 108-49 137s-85 44-154 44h-100z">
            <text:p/>
          </draw:path>
          <draw:path draw:style-name="gr10" draw:text-style-name="P9" draw:layer="layout" svg:width="0.044cm" svg:height="0.376cm" svg:x="32.658cm" svg:y="14.875cm" svg:viewBox="0 0 45 377" svg:d="M0 105h45v272h-45zM0 0h45v57h-45z">
            <text:p/>
          </draw:path>
          <draw:path draw:style-name="gr10" draw:text-style-name="P9" draw:layer="layout" svg:width="0.394cm" svg:height="0.277cm" svg:x="32.794cm" svg:y="14.974cm" svg:viewBox="0 0 395 278" svg:d="M213 58c10-19 24-34 39-44 15-9 34-14 55-14 28 0 49 10 65 30 15 19 23 49 23 85v163h-45v-162c0-26-5-45-13-59-10-12-24-18-42-18-24 0-42 7-55 23-14 16-20 37-20 63v153h-44v-162c0-26-5-45-14-59-10-12-24-18-43-18-23 0-42 7-55 23s-20 37-20 63v153h-44v-272h44v42c10-16 22-28 37-36 14-8 31-12 51-12s36 5 50 15 24 25 31 43z">
            <text:p/>
          </draw:path>
          <draw:polygon draw:style-name="gr10" draw:text-style-name="P9" draw:layer="layout" svg:width="0.215cm" svg:height="0.36cm" svg:x="33.441cm" svg:y="14.891cm" svg:viewBox="0 0 216 361" draw:points="7,320 88,320 88,44 0,62 0,17 87,0 136,0 136,320 216,320 216,361 7,361">
            <text:p/>
          </draw:polygon>
          <draw:path draw:style-name="gr10" draw:text-style-name="P9" draw:layer="layout" svg:width="0.36cm" svg:height="0.302cm" svg:x="26.248cm" svg:y="9.261cm" svg:viewBox="0 0 361 303" svg:d="M40 255h281v-60c0-50-11-86-34-109-22-23-58-35-107-35s-84 12-106 35c-23 23-34 59-34 109zM0 303v-101c0-69 15-121 43-153 30-33 75-49 137-49 63 0 108 16 138 49 29 33 43 84 43 153v101z">
            <text:p/>
          </draw:path>
          <draw:path draw:style-name="gr10" draw:text-style-name="P9" draw:layer="layout" svg:width="0.375cm" svg:height="0.044cm" svg:x="26.233cm" svg:y="9.141cm" svg:viewBox="0 0 376 45" svg:d="M105 45v-45h271v45zM0 45v-45h56v45z">
            <text:p/>
          </draw:path>
          <draw:path draw:style-name="gr10" draw:text-style-name="P9" draw:layer="layout" svg:width="0.277cm" svg:height="0.394cm" svg:x="26.331cm" svg:y="8.655cm" svg:viewBox="0 0 278 395" svg:d="M60 182c-20-10-35-24-45-39s-15-34-15-55c0-28 10-49 31-65 20-15 48-23 84-23h163v45h-161c-26 0-45 5-58 13-13 10-19 24-19 42 0 24 8 42 23 55 16 14 36 20 62 20h153v45h-161c-26 0-45 5-58 14-13 10-19 24-19 43 0 22 8 41 23 54 16 13 36 20 62 20h153v44h-271v-44h43c-16-10-30-22-38-37-8-14-12-30-12-50s5-36 15-50c10-15 26-25 45-32z">
            <text:p/>
          </draw:path>
          <draw:path draw:style-name="gr10" draw:text-style-name="P9" draw:layer="layout" svg:width="0.366cm" svg:height="0.229cm" svg:x="26.242cm" svg:y="8.191cm" svg:viewBox="0 0 367 230" svg:d="M326 171v-171h41v230h-41c-19-18-45-43-78-75-32-33-53-53-62-62-18-16-32-26-45-32-12-6-24-10-36-10-19 0-34 7-46 21-12 13-18 30-18 52 0 16 3 33 7 49 6 17 14 35 25 55h-50c-8-20-14-38-17-55-4-17-6-33-6-48 0-37 9-67 28-89 18-22 43-34 74-34 15 0 29 3 42 9 14 5 29 15 47 30 5 4 18 17 41 38 22 22 53 53 94 92z">
            <text:p/>
          </draw:path>
          <draw:line draw:style-name="gr12" draw:text-style-name="P5" draw:layer="layout" svg:x1="26.975cm" svg:y1="14.611cm" svg:x2="26.975cm" svg:y2="3.143cm">
            <text:p/>
          </draw:line>
          <draw:line draw:style-name="gr12" draw:text-style-name="P5" draw:layer="layout" svg:x1="38.957cm" svg:y1="14.611cm" svg:x2="38.957cm" svg:y2="3.143cm">
            <text:p/>
          </draw:line>
          <draw:line draw:style-name="gr12" draw:text-style-name="P5" draw:layer="layout" svg:x1="26.975cm" svg:y1="14.611cm" svg:x2="38.957cm" svg:y2="14.611cm">
            <text:p/>
          </draw:line>
          <draw:line draw:style-name="gr12" draw:text-style-name="P5" draw:layer="layout" svg:x1="26.975cm" svg:y1="3.143cm" svg:x2="38.957cm" svg:y2="3.143cm">
            <text:p/>
          </draw:line>
          <draw:path draw:style-name="gr10" draw:text-style-name="P9" draw:layer="layout" svg:width="0.199cm" svg:height="0.308cm" svg:x="31.711cm" svg:y="2.623cm" svg:viewBox="0 0 200 309" svg:d="M43 34v116h52c20 0 35-5 45-15 11-10 16-24 16-43s-5-33-16-43c-10-10-25-15-45-15zM0 0h95c35 0 61 8 79 23 17 16 26 39 26 69s-9 54-26 69c-18 16-44 23-79 23h-52v125h-43z">
            <text:p/>
          </draw:path>
          <draw:path draw:style-name="gr10" draw:text-style-name="P9" draw:layer="layout" svg:width="0.136cm" svg:height="0.237cm" svg:x="31.956cm" svg:y="2.694cm" svg:viewBox="0 0 137 238" svg:d="M137 42c-5-2-9-4-14-5s-11-2-18-2c-21 0-38 7-49 21-12 14-18 34-18 60v122h-38v-232h38v37c8-15 18-26 31-33 13-6 28-10 48-10 3 0 6 1 9 1s6 0 11 1z">
            <text:p/>
          </draw:path>
          <draw:path draw:style-name="gr10" draw:text-style-name="P9" draw:layer="layout" svg:width="0.215cm" svg:height="0.243cm" svg:x="32.106cm" svg:y="2.694cm" svg:viewBox="0 0 216 244" svg:d="M216 113v19h-176c2 26 9 46 24 60 14 13 33 20 59 20 15 0 29-2 43-5 13-3 27-9 41-17v36c-14 6-28 11-42 14-15 2-29 4-44 4-38 0-67-11-89-32-21-21-32-50-32-87 0-39 10-69 31-91 20-22 48-34 84-34 31 0 55 10 74 30 17 21 27 48 27 83zM178 102c-1-22-7-38-18-51-11-12-26-19-45-19-22 0-39 7-52 19-13 11-20 28-22 51z">
            <text:p/>
          </draw:path>
          <draw:path draw:style-name="gr10" draw:text-style-name="P9" draw:layer="layout" svg:width="0.207cm" svg:height="0.327cm" svg:x="32.366cm" svg:y="2.61cm" svg:viewBox="0 0 208 328" svg:d="M170 125v-125h38v322h-38v-34c-8 14-18 24-30 30s-27 10-44 10c-28 0-51-11-69-33s-27-52-27-88c0-38 9-67 27-89s41-34 69-34c17 0 32 4 44 10 12 7 22 17 30 31zM41 207c0 28 5 50 17 66 11 16 27 23 47 23s36-7 48-23c11-16 17-38 17-66s-6-51-17-67c-12-16-28-24-48-24s-36 8-47 24c-12 16-17 39-17 67z">
            <text:p/>
          </draw:path>
          <draw:path draw:style-name="gr10" draw:text-style-name="P9" draw:layer="layout" svg:width="0.249cm" svg:height="0.32cm" svg:x="32.77cm" svg:y="2.617cm" svg:viewBox="0 0 250 321" svg:d="M250 29v44c-14-12-29-22-45-29-16-6-33-10-50-10-36 0-63 11-83 33-18 22-28 54-28 94 0 41 10 72 28 94 20 21 47 32 83 32 17 0 34-3 50-10 16-6 31-16 45-29v44c-15 10-30 17-46 22-16 4-34 7-52 7-47 0-84-14-112-43-27-28-40-67-40-117 0-49 13-89 40-118 28-28 65-43 112-43 19 0 36 3 52 7 16 5 32 13 46 22z">
            <text:p/>
          </draw:path>
          <draw:polygon draw:style-name="gr10" draw:text-style-name="P9" draw:layer="layout" svg:width="0.038cm" svg:height="0.321cm" svg:x="33.082cm" svg:y="2.61cm" svg:viewBox="0 0 39 322" draw:points="0,322 39,322 39,0 0,0">
            <text:p/>
          </draw:polygon>
          <draw:path draw:style-name="gr10" draw:text-style-name="P9" draw:layer="layout" svg:width="0.196cm" svg:height="0.243cm" svg:x="33.185cm" svg:y="2.694cm" svg:viewBox="0 0 197 244" svg:d="M121 122c-31 0-52 4-65 10-12 8-18 19-18 36 0 14 4 25 13 33s23 11 38 11c21 0 38-7 51-22 12-15 19-35 19-60v-8zM197 106v132h-38v-35c-9 15-20 25-33 31s-29 10-47 10c-25 0-44-7-58-20s-21-31-21-53c0-26 9-45 26-59 18-13 45-20 79-20h54v-5c0-17-6-30-18-40-11-10-27-15-48-15-14 0-26 2-40 5-13 4-25 9-36 14v-35c14-5 27-9 40-12 14-2 27-4 40-4 33 0 58 9 75 26 16 18 25 44 25 80z">
            <text:p/>
          </draw:path>
          <draw:path draw:style-name="gr10" draw:text-style-name="P9" draw:layer="layout" svg:width="0.177cm" svg:height="0.243cm" svg:x="33.442cm" svg:y="2.694cm" svg:viewBox="0 0 178 244" svg:d="M166 12v36c-11-5-22-9-34-12-12-2-23-4-36-4-20 0-34 3-43 9-10 6-14 14-14 26 0 9 3 15 10 20 7 6 20 12 41 16l14 3c27 6 46 14 57 24 11 11 17 26 17 44 0 22-8 39-25 51-17 13-41 19-72 19-12 0-25-1-39-4-13-2-27-5-42-10v-40c14 8 28 14 42 17 13 4 27 5 40 5 19 0 33-3 43-8 9-6 14-15 14-27 0-10-4-18-10-23-7-6-22-11-47-16l-13-3c-24-6-41-13-52-23-10-10-15-25-15-44 0-21 7-38 23-50 15-12 37-18 67-18 14 0 27 1 39 4 13 2 24 5 35 8z">
            <text:p/>
          </draw:path>
          <draw:path draw:style-name="gr10" draw:text-style-name="P9" draw:layer="layout" svg:width="0.177cm" svg:height="0.243cm" svg:x="33.663cm" svg:y="2.694cm" svg:viewBox="0 0 178 244" svg:d="M165 12v36c-11-5-22-9-33-12-12-2-24-4-36-4-19 0-34 3-43 9s-15 14-15 26c0 9 5 15 11 20 7 6 21 12 41 16l13 3c27 6 46 14 58 24 11 11 17 26 17 44 0 22-9 39-26 51-17 13-40 19-70 19-13 0-25-1-39-4-15-2-29-5-43-10v-40c14 8 28 14 42 17 14 4 27 5 41 5 18 0 32-3 41-8 10-6 15-15 15-27 0-10-4-18-11-23-7-6-22-11-46-16l-13-3c-23-6-42-13-52-23-11-10-16-25-16-44 0-21 8-38 23-50s38-18 67-18c14 0 27 1 40 4 12 2 24 5 34 8z">
            <text:p/>
          </draw:path>
          <draw:path draw:style-name="gr10" draw:text-style-name="P9" draw:layer="layout" svg:width="0.203cm" svg:height="0.32cm" svg:x="34.027cm" svg:y="2.617cm" svg:viewBox="0 0 204 321" svg:d="M140 149c20 4 35 13 47 27 11 13 17 30 17 50 0 30-10 54-32 70-21 17-51 25-89 25-13 0-27-1-41-4-13-2-27-6-42-11v-40c12 7 24 12 38 15s28 5 43 5c27 0 47-5 60-15 14-10 21-26 21-45 0-18-6-33-19-43s-31-15-54-15h-36v-35h38c20 0 36-4 47-12s17-20 17-37c0-15-6-28-17-36-12-8-28-13-49-13-11 0-23 2-36 4-13 3-28 6-44 12v-38c16-4 31-7 45-9 13-3 27-4 39-4 32 0 57 7 75 22 20 14 29 34 29 58 0 18-5 33-15 44-10 12-24 21-42 25z">
            <text:p/>
          </draw:path>
          <draw:polygon draw:style-name="gr16" draw:text-style-name="P5" draw:layer="layout" svg:width="9.985cm" svg:height="8.562cm" svg:x="42.352cm" svg:y="4.596cm" svg:viewBox="0 0 9986 8563" draw:points="7722,8563 9986,1504 4999,390 0,0 2746,5078">
            <text:p/>
          </draw:polygon>
          <draw:path draw:style-name="gr10" draw:text-style-name="P9" draw:layer="layout" svg:width="0.303cm" svg:height="0.36cm" svg:x="46.658cm" svg:y="14.294cm" svg:viewBox="0 0 304 361" svg:d="M50 40v281h59c49 0 86-11 109-34s35-59 35-107c0-49-12-84-35-107-23-22-60-33-109-33zM0 0h101c70 0 121 15 154 43 33 29 49 75 49 137s-17 108-49 137c-33 30-84 44-154 44h-101z">
            <text:p/>
          </draw:path>
          <draw:path draw:style-name="gr10" draw:text-style-name="P9" draw:layer="layout" svg:width="0.044cm" svg:height="0.376cm" svg:x="47.037cm" svg:y="14.278cm" svg:viewBox="0 0 45 377" svg:d="M0 106h45v271h-45zM0 0h45v57h-45z">
            <text:p/>
          </draw:path>
          <draw:path draw:style-name="gr10" draw:text-style-name="P9" draw:layer="layout" svg:width="0.394cm" svg:height="0.277cm" svg:x="47.172cm" svg:y="14.377cm" svg:viewBox="0 0 395 278" svg:d="M212 59c11-20 24-35 40-44 15-10 33-15 56-15 27 0 49 10 64 30 16 20 23 48 23 85v163h-44v-162c0-26-5-46-14-58-9-13-23-19-43-19-23 0-41 8-55 23-13 15-19 36-19 63v153h-45v-162c0-26-5-46-14-58-9-13-23-19-42-19-23 0-41 8-54 23-14 15-20 36-20 63v153h-45v-271h45v42c10-17 22-29 36-37s31-12 51-12c19 0 36 5 50 15 13 10 23 25 30 44z">
            <text:p/>
          </draw:path>
          <draw:polygon draw:style-name="gr10" draw:text-style-name="P9" draw:layer="layout" svg:width="0.214cm" svg:height="0.36cm" svg:x="47.82cm" svg:y="14.294cm" svg:viewBox="0 0 215 361" draw:points="7,320 87,320 87,44 0,62 0,17 87,0 136,0 136,320 215,320 215,361 7,361">
            <text:p/>
          </draw:polygon>
          <draw:path draw:style-name="gr10" draw:text-style-name="P9" draw:layer="layout" svg:width="0.36cm" svg:height="0.302cm" svg:x="40.627cm" svg:y="9.261cm" svg:viewBox="0 0 361 303" svg:d="M40 255h281v-60c0-50-11-86-34-109s-59-35-108-35c-48 0-83 12-106 35-22 23-33 59-33 109zM0 303v-101c0-69 14-121 43-153 29-33 75-49 136-49 64 0 109 16 138 49s44 84 44 153v101z">
            <text:p/>
          </draw:path>
          <draw:path draw:style-name="gr10" draw:text-style-name="P9" draw:layer="layout" svg:width="0.376cm" svg:height="0.044cm" svg:x="40.611cm" svg:y="9.141cm" svg:viewBox="0 0 377 45" svg:d="M106 45v-45h271v45zM0 45v-45h57v45z">
            <text:p/>
          </draw:path>
          <draw:path draw:style-name="gr10" draw:text-style-name="P9" draw:layer="layout" svg:width="0.277cm" svg:height="0.394cm" svg:x="40.71cm" svg:y="8.655cm" svg:viewBox="0 0 278 395" svg:d="M58 182c-19-10-34-24-44-39-9-15-14-34-14-55 0-28 10-49 30-65 19-15 48-23 84-23h164v45h-163c-26 0-45 5-58 13-12 10-18 24-18 42 0 24 7 42 23 55 15 14 36 20 62 20h154v45h-163c-26 0-45 5-58 14-12 10-18 24-18 43 0 22 7 41 23 54 15 13 36 20 62 20h154v44h-272v-44h42c-16-10-28-22-36-37-8-14-12-30-12-50s5-36 15-50c10-15 25-25 43-32z">
            <text:p/>
          </draw:path>
          <draw:path draw:style-name="gr10" draw:text-style-name="P9" draw:layer="layout" svg:width="0.367cm" svg:height="0.229cm" svg:x="40.62cm" svg:y="8.191cm" svg:viewBox="0 0 368 230" svg:d="M327 171v-171h41v230h-41c-19-18-45-43-77-75-33-33-53-53-64-62-17-16-32-26-44-32s-24-10-36-10c-19 0-35 7-47 21-11 13-18 30-18 52 0 16 3 33 8 49 5 17 13 35 24 55h-49c-8-20-14-38-18-55s-6-33-6-48c0-37 10-67 28-89 19-22 44-34 75-34 15 0 29 3 42 9 13 5 29 15 48 30 5 4 18 17 40 38 23 22 54 53 94 92z">
            <text:p/>
          </draw:path>
          <draw:line draw:style-name="gr12" draw:text-style-name="P5" draw:layer="layout" svg:x1="41.354cm" svg:y1="14.014cm" svg:x2="41.354cm" svg:y2="3.74cm">
            <text:p/>
          </draw:line>
          <draw:line draw:style-name="gr12" draw:text-style-name="P5" draw:layer="layout" svg:x1="53.336cm" svg:y1="14.014cm" svg:x2="53.336cm" svg:y2="3.74cm">
            <text:p/>
          </draw:line>
          <draw:line draw:style-name="gr12" draw:text-style-name="P5" draw:layer="layout" svg:x1="41.354cm" svg:y1="14.014cm" svg:x2="53.336cm" svg:y2="14.014cm">
            <text:p/>
          </draw:line>
          <draw:line draw:style-name="gr12" draw:text-style-name="P5" draw:layer="layout" svg:x1="41.354cm" svg:y1="3.74cm" svg:x2="53.336cm" svg:y2="3.74cm">
            <text:p/>
          </draw:line>
          <draw:path draw:style-name="gr10" draw:text-style-name="P9" draw:layer="layout" svg:width="0.199cm" svg:height="0.309cm" svg:x="46.09cm" svg:y="3.219cm" svg:viewBox="0 0 200 310" svg:d="M42 36v116h52c19 0 34-5 45-15 10-10 16-25 16-43 0-19-6-33-16-43-11-10-26-15-45-15zM0 0h94c34 0 61 8 78 25 19 16 28 39 28 69s-9 53-28 69c-17 15-44 23-78 23h-52v124h-42z">
            <text:p/>
          </draw:path>
          <draw:path draw:style-name="gr10" draw:text-style-name="P9" draw:layer="layout" svg:width="0.135cm" svg:height="0.237cm" svg:x="46.335cm" svg:y="3.291cm" svg:viewBox="0 0 136 238" svg:d="M136 41c-4-2-9-4-14-5s-10-2-16-2c-22 0-38 7-50 21s-17 34-17 60v123h-39v-233h39v36c7-13 18-24 31-31 12-7 28-10 47-10 2 0 5 0 9 0 3 1 6 1 10 2z">
            <text:p/>
          </draw:path>
          <draw:path draw:style-name="gr10" draw:text-style-name="P9" draw:layer="layout" svg:width="0.214cm" svg:height="0.243cm" svg:x="46.485cm" svg:y="3.291cm" svg:viewBox="0 0 215 244" svg:d="M215 112v18h-176c2 27 10 47 25 60 14 14 34 21 59 21 14 0 29-2 42-5 14-4 28-9 41-17v37c-13 6-27 11-41 13-15 3-30 5-44 5-37 0-68-11-89-33-22-21-32-51-32-87 0-38 10-68 30-91 20-22 49-33 84-33 31 0 56 10 74 30s27 47 27 82zM177 101c0-21-6-38-17-50-12-12-27-19-45-19-22 0-39 7-51 18-14 12-22 29-23 51z">
            <text:p/>
          </draw:path>
          <draw:path draw:style-name="gr10" draw:text-style-name="P9" draw:layer="layout" svg:width="0.207cm" svg:height="0.328cm" svg:x="46.745cm" svg:y="3.206cm" svg:viewBox="0 0 208 329" svg:d="M170 126v-126h38v323h-38v-35c-8 14-18 24-32 31-12 6-26 10-43 10-28 0-51-11-69-33s-26-52-26-90c0-36 8-65 26-88 18-22 41-33 69-33 17 0 31 3 43 10 14 7 24 17 32 31zM39 206c0 29 6 51 17 68 12 16 27 23 48 23 20 0 36-7 49-23 11-17 17-39 17-68 0-27-6-49-17-65-13-16-29-24-49-24-21 0-36 8-48 24-11 16-17 38-17 65z">
            <text:p/>
          </draw:path>
          <draw:path draw:style-name="gr10" draw:text-style-name="P9" draw:layer="layout" svg:width="0.249cm" svg:height="0.32cm" svg:x="47.149cm" svg:y="3.214cm" svg:viewBox="0 0 250 321" svg:d="M250 29v44c-15-13-29-22-45-29-17-6-33-10-51-10-35 0-64 11-82 33-19 21-28 52-28 94 0 41 9 72 28 94 18 21 47 32 82 32 18 0 34-3 51-10 16-6 30-16 45-29v43c-15 11-31 18-47 22-16 5-33 8-51 8-47 0-85-14-112-43-27-28-40-67-40-117 0-51 13-90 40-118 27-29 65-43 112-43 18 0 36 2 52 7s31 12 46 22z">
            <text:p/>
          </draw:path>
          <draw:polygon draw:style-name="gr10" draw:text-style-name="P9" draw:layer="layout" svg:width="0.039cm" svg:height="0.322cm" svg:x="47.46cm" svg:y="3.206cm" svg:viewBox="0 0 40 323" draw:points="0,323 40,323 40,0 0,0">
            <text:p/>
          </draw:polygon>
          <draw:path draw:style-name="gr10" draw:text-style-name="P9" draw:layer="layout" svg:width="0.195cm" svg:height="0.243cm" svg:x="47.564cm" svg:y="3.291cm" svg:viewBox="0 0 196 244" svg:d="M121 121c-32 0-54 3-65 10-12 7-18 19-18 36 0 14 4 25 13 32 9 8 21 12 36 12 22 0 39-7 52-22s19-35 19-60v-8zM196 105v133h-38v-36c-9 14-20 25-32 32-14 6-30 10-49 10-23 0-43-7-57-20-13-14-20-32-20-54 0-26 8-46 26-59 17-13 43-20 78-20h54v-4c0-17-6-31-17-40-12-10-29-15-49-15-14 0-27 2-39 5-13 4-25 8-36 14v-35c13-5 27-9 40-12 13-2 26-4 38-4 35 0 60 9 76 26 17 18 25 44 25 79z">
            <text:p/>
          </draw:path>
          <draw:path draw:style-name="gr10" draw:text-style-name="P9" draw:layer="layout" svg:width="0.177cm" svg:height="0.243cm" svg:x="47.821cm" svg:y="3.291cm" svg:viewBox="0 0 178 244" svg:d="M165 12v36c-11-5-22-9-34-12s-24-4-36-4c-19 0-33 3-43 9-9 6-14 14-14 25 0 9 4 16 10 21 7 5 21 10 41 15l13 3c27 5 47 14 59 24 11 11 17 26 17 44 0 22-9 39-26 52-18 13-41 19-71 19-13 0-25-2-39-4-13-2-27-5-42-10v-41c14 8 28 13 41 17 14 4 27 5 41 5 18 0 32-3 41-9 10-6 15-14 15-26 0-10-4-18-11-24-7-5-22-11-46-16l-13-3c-23-5-41-12-51-23-11-10-16-24-16-42 0-21 8-38 23-50 16-12 38-18 66-18 14 0 27 1 40 3s25 5 35 9z">
            <text:p/>
          </draw:path>
          <draw:path draw:style-name="gr10" draw:text-style-name="P9" draw:layer="layout" svg:width="0.177cm" svg:height="0.243cm" svg:x="48.041cm" svg:y="3.291cm" svg:viewBox="0 0 178 244" svg:d="M166 12v36c-11-5-22-9-33-12-12-3-24-4-36-4-21 0-35 3-44 9-10 6-14 14-14 25 0 9 3 16 10 21s20 10 41 15l14 3c27 5 46 14 57 24 11 11 17 26 17 44 0 22-8 39-25 52s-41 19-71 19c-13 0-26-2-39-4-14-2-28-5-43-10v-41c14 8 28 13 42 17 13 4 27 5 40 5 19 0 33-3 43-9 9-6 14-14 14-26 0-10-4-18-10-24-7-5-22-11-47-16l-13-3c-24-5-41-12-51-23-11-10-16-24-16-42 0-21 8-38 23-50s37-18 66-18c15 0 28 1 41 3 12 2 23 5 34 9z">
            <text:p/>
          </draw:path>
          <draw:path draw:style-name="gr10" draw:text-style-name="P9" draw:layer="layout" svg:width="0.225cm" svg:height="0.309cm" svg:x="48.394cm" svg:y="3.219cm" svg:viewBox="0 0 226 310" svg:d="M141 38l-107 165h107zM130 0h52v203h44v34h-44v73h-41v-73h-141v-4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3.59cm" fo:page-height="16.7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4:53:43.500705735</dc:date>
    <meta:editing-duration>PT38M3S</meta:editing-duration>
    <meta:editing-cycles>32</meta:editing-cycles>
    <meta:generator>LibreOffice/7.4.2.3$MacOSX_X86_64 LibreOffice_project/382eef1f22670f7f4118c8c2dd222ec7ad009daf</meta:generator>
    <meta:document-statistic meta:object-count="377"/>
  </office:meta>
</office:document-meta>
</file>